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04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5.175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1.416cm"/>
    </style:style>
    <style:style style:name="co7" style:family="table-column">
      <style:table-column-properties fo:break-before="auto" style:column-width="3.6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893cm"/>
    </style:style>
    <style:style style:name="co10" style:family="table-column">
      <style:table-column-properties fo:break-before="auto" style:column-width="4.531cm"/>
    </style:style>
    <style:style style:name="co11" style:family="table-column">
      <style:table-column-properties fo:break-before="auto" style:column-width="4.852cm"/>
    </style:style>
    <style:style style:name="co12" style:family="table-column">
      <style:table-column-properties fo:break-before="auto" style:column-width="3.639cm"/>
    </style:style>
    <style:style style:name="co13" style:family="table-column">
      <style:table-column-properties fo:break-before="auto" style:column-width="4.184cm"/>
    </style:style>
    <style:style style:name="co14" style:family="table-column">
      <style:table-column-properties fo:break-before="auto" style:column-width="3.417cm"/>
    </style:style>
    <style:style style:name="co15" style:family="table-column">
      <style:table-column-properties fo:break-before="auto" style:column-width="4.606cm"/>
    </style:style>
    <style:style style:name="co16" style:family="table-column">
      <style:table-column-properties fo:break-before="auto" style:column-width="5.249cm"/>
    </style:style>
    <style:style style:name="co17" style:family="table-column">
      <style:table-column-properties fo:break-before="auto" style:column-width="4.754cm"/>
    </style:style>
    <style:style style:name="co18" style:family="table-column">
      <style:table-column-properties fo:break-before="auto" style:column-width="4.927cm"/>
    </style:style>
    <style:style style:name="co19" style:family="table-column">
      <style:table-column-properties fo:break-before="auto" style:column-width="3.88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355269" style:text-align-source="fix" style:repeat-content="false" fo:border="0.74pt solid #000000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355269" style:text-align-source="fix" style:repeat-content="false" fo:border="0.74pt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. Corporativa Ednafa, S.A.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8" calcext:value-type="float">
            <text:p>188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8" calcext:value-type="float">
            <text:p>198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1" calcext:value-type="float">
            <text:p>191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3" calcext:value-type="float">
            <text:p>203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1" calcext:value-type="float">
            <text:p>201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6" calcext:value-type="float">
            <text:p>206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0" calcext:value-type="float">
            <text:p>210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5" calcext:value-type="float">
            <text:p>215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4" calcext:value-type="float">
            <text:p>214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6" calcext:value-type="float">
            <text:p>236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5" calcext:value-type="float">
            <text:p>235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4" calcext:value-type="float">
            <text:p>234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3" calcext:value-type="float">
            <text:p>233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0" calcext:value-type="float">
            <text:p>230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2" calcext:value-type="float">
            <text:p>232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6" calcext:value-type="float">
            <text:p>226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5" calcext:value-type="float">
            <text:p>225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4" calcext:value-type="float">
            <text:p>224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9" calcext:value-type="float">
            <text:p>249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8" calcext:value-type="float">
            <text:p>248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3" calcext:value-type="float">
            <text:p>243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1" calcext:value-type="float">
            <text:p>241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7" calcext:value-type="float">
            <text:p>237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2" calcext:value-type="float">
            <text:p>252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7" calcext:value-type="float">
            <text:p>257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9" calcext:value-type="float">
            <text:p>259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3" calcext:value-type="float">
            <text:p>263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1" calcext:value-type="float">
            <text:p>261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4" calcext:value-type="float">
            <text:p>264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6" calcext:value-type="float">
            <text:p>266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2" table:number-rows-repeated="237">
          <table:table-cell table:style-name="Default"/>
          <table:table-cell table:style-name="ce7"/>
          <table:table-cell table:style-name="Default"/>
          <table:table-cell table:number-columns-repeated="5"/>
        </table:table-row>
        <table:table-row table:style-name="ro2" table:number-rows-repeated="10482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2. Fredy Mateo de leon Calderon 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2">
          <table:table-cell table:style-name="ce1" office:value-type="string" calcext:value-type="string">
            <text:p>Serie </text:p>
          </table:table-cell>
          <table:table-cell table:style-name="ce1" office:value-type="string" calcext:value-type="string">
            <text:p>Numero de <text:s/>Factura</text:p>
          </table:table-cell>
          <table:table-cell table:style-name="ce1" office:value-type="string" calcext:value-type="string">
            <text:p>Año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" calcext:value-type="float">
            <text:p>1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" calcext:value-type="float">
            <text:p>1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4" calcext:value-type="float">
            <text:p>1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7" calcext:value-type="float">
            <text:p>1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8" calcext:value-type="float">
            <text:p>1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0" calcext:value-type="float">
            <text:p>1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6" calcext:value-type="float">
            <text:p>1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7" calcext:value-type="float">
            <text:p>1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1" calcext:value-type="float">
            <text:p>1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2" calcext:value-type="float">
            <text:p>1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4" calcext:value-type="float">
            <text:p>1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5" calcext:value-type="float">
            <text:p>1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6" calcext:value-type="float">
            <text:p>1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8" calcext:value-type="float">
            <text:p>1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1" calcext:value-type="float">
            <text:p>1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2" calcext:value-type="float">
            <text:p>1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3" calcext:value-type="float">
            <text:p>1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4" calcext:value-type="float">
            <text:p>1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5" calcext:value-type="float">
            <text:p>1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8" calcext:value-type="float">
            <text:p>1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9" calcext:value-type="float">
            <text:p>14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" calcext:value-type="float">
            <text:p>1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2" calcext:value-type="float">
            <text:p>1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4" calcext:value-type="float">
            <text:p>1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6" calcext:value-type="float">
            <text:p>1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6" calcext:value-type="float">
            <text:p>1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7" calcext:value-type="float">
            <text:p>1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8" calcext:value-type="float">
            <text:p>1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9" calcext:value-type="float">
            <text:p>1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1" calcext:value-type="float">
            <text:p>1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3" calcext:value-type="float">
            <text:p>1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4" calcext:value-type="float">
            <text:p>1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" calcext:value-type="float">
            <text:p>1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7" calcext:value-type="float">
            <text:p>1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8" calcext:value-type="float">
            <text:p>1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9" calcext:value-type="float">
            <text:p>1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1" calcext:value-type="float">
            <text:p>1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2" calcext:value-type="float">
            <text:p>1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3" calcext:value-type="float">
            <text:p>1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4" calcext:value-type="float">
            <text:p>1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5" calcext:value-type="float">
            <text:p>1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2" calcext:value-type="float">
            <text:p>1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6" calcext:value-type="float">
            <text:p>1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7" calcext:value-type="float">
            <text:p>18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8" calcext:value-type="float">
            <text:p>1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1" calcext:value-type="float">
            <text:p>1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3" calcext:value-type="float">
            <text:p>1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6" calcext:value-type="float">
            <text:p>1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3" calcext:value-type="float">
            <text:p>20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5" calcext:value-type="float">
            <text:p>2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6" calcext:value-type="float">
            <text:p>20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7" calcext:value-type="float">
            <text:p>20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0" calcext:value-type="float">
            <text:p>2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4" calcext:value-type="float">
            <text:p>2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5" calcext:value-type="float">
            <text:p>2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8" calcext:value-type="float">
            <text:p>2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4" calcext:value-type="float">
            <text:p>2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5" calcext:value-type="float">
            <text:p>2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6" calcext:value-type="float">
            <text:p>2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9" calcext:value-type="float">
            <text:p>2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0" calcext:value-type="float">
            <text:p>2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1" calcext:value-type="float">
            <text:p>2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3" calcext:value-type="float">
            <text:p>2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4" calcext:value-type="float">
            <text:p>2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5" calcext:value-type="float">
            <text:p>2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33" calcext:value-type="float">
            <text:p>3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35" calcext:value-type="float">
            <text:p>3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37" calcext:value-type="float">
            <text:p>3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39" calcext:value-type="float">
            <text:p>3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40" calcext:value-type="float">
            <text:p>3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41" calcext:value-type="float">
            <text:p>3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42" calcext:value-type="float">
            <text:p>3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43" calcext:value-type="float">
            <text:p>3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44" calcext:value-type="float">
            <text:p>3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46" calcext:value-type="float">
            <text:p>3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2" calcext:value-type="float">
            <text:p>3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3" calcext:value-type="float">
            <text:p>3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4" calcext:value-type="float">
            <text:p>3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5" calcext:value-type="float">
            <text:p>3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6" calcext:value-type="float">
            <text:p>3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7" calcext:value-type="float">
            <text:p>3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8" calcext:value-type="float">
            <text:p>3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8" calcext:value-type="float">
            <text:p>3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69" calcext:value-type="float">
            <text:p>3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0" calcext:value-type="float">
            <text:p>3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1" calcext:value-type="float">
            <text:p>3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2" calcext:value-type="float">
            <text:p>3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3" calcext:value-type="float">
            <text:p>3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4" calcext:value-type="float">
            <text:p>3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5" calcext:value-type="float">
            <text:p>3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6" calcext:value-type="float">
            <text:p>3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7" calcext:value-type="float">
            <text:p>3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8" calcext:value-type="float">
            <text:p>3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9" calcext:value-type="float">
            <text:p>3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0" calcext:value-type="float">
            <text:p>3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1" calcext:value-type="float">
            <text:p>3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2" calcext:value-type="float">
            <text:p>3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3" calcext:value-type="float">
            <text:p>3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5" calcext:value-type="float">
            <text:p>3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6" calcext:value-type="float">
            <text:p>3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7" calcext:value-type="float">
            <text:p>38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8" calcext:value-type="float">
            <text:p>3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9" calcext:value-type="float">
            <text:p>38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0" calcext:value-type="float">
            <text:p>39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1" calcext:value-type="float">
            <text:p>3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2" calcext:value-type="float">
            <text:p>3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3" calcext:value-type="float">
            <text:p>3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4" calcext:value-type="float">
            <text:p>39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5" calcext:value-type="float">
            <text:p>39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6" calcext:value-type="float">
            <text:p>3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7" calcext:value-type="float">
            <text:p>3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8" calcext:value-type="float">
            <text:p>3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9" calcext:value-type="float">
            <text:p>3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00" calcext:value-type="float">
            <text:p>40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01" calcext:value-type="float">
            <text:p>4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02" calcext:value-type="float">
            <text:p>4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03" calcext:value-type="float">
            <text:p>4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04" calcext:value-type="float">
            <text:p>4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05" calcext:value-type="float">
            <text:p>4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13" calcext:value-type="float">
            <text:p>4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14" calcext:value-type="float">
            <text:p>4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15" calcext:value-type="float">
            <text:p>4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17" calcext:value-type="float">
            <text:p>4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18" calcext:value-type="float">
            <text:p>4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22" calcext:value-type="float">
            <text:p>4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23" calcext:value-type="float">
            <text:p>4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24" calcext:value-type="float">
            <text:p>4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26" calcext:value-type="float">
            <text:p>4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27" calcext:value-type="float">
            <text:p>4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28" calcext:value-type="float">
            <text:p>4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29" calcext:value-type="float">
            <text:p>4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0" calcext:value-type="float">
            <text:p>4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1" calcext:value-type="float">
            <text:p>4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2" calcext:value-type="float">
            <text:p>4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3" calcext:value-type="float">
            <text:p>4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4" calcext:value-type="float">
            <text:p>4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5" calcext:value-type="float">
            <text:p>4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6" calcext:value-type="float">
            <text:p>4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7" calcext:value-type="float">
            <text:p>4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8" calcext:value-type="float">
            <text:p>4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40" calcext:value-type="float">
            <text:p>4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41" calcext:value-type="float">
            <text:p>4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42" calcext:value-type="float">
            <text:p>4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43" calcext:value-type="float">
            <text:p>4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44" calcext:value-type="float">
            <text:p>4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45" calcext:value-type="float">
            <text:p>4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0" calcext:value-type="float">
            <text:p>5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 table:number-rows-repeated="1048276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5. Prometalsa, S.A" table:style-name="ta1"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9" calcext:value-type="float">
            <text:p>23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0" calcext:value-type="float">
            <text:p>24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61" calcext:value-type="float">
            <text:p>26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 table:number-rows-repeated="10484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6. Aguila Reciclaje y Logistica S.A " table:style-name="ta1">
        <table:table-column table:style-name="co8" table:default-cell-style-name="ce7"/>
        <table:table-column table:style-name="co10" table:default-cell-style-name="ce7"/>
        <table:table-column table:style-name="co8" table:default-cell-style-name="ce7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4" calcext:value-type="float">
            <text:p>23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6" calcext:value-type="float">
            <text:p>23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9" calcext:value-type="float">
            <text:p>23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2" calcext:value-type="float">
            <text:p>24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61" calcext:value-type="float">
            <text:p>26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70" calcext:value-type="float">
            <text:p>27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82" calcext:value-type="float">
            <text:p>28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84" calcext:value-type="float">
            <text:p>28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85" calcext:value-type="float">
            <text:p>28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8" calcext:value-type="float">
            <text:p>29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9" calcext:value-type="float">
            <text:p>29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6" calcext:value-type="float">
            <text:p>32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7" calcext:value-type="float">
            <text:p>32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1" calcext:value-type="float">
            <text:p>35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9" calcext:value-type="float">
            <text:p>35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2" calcext:value-type="float">
            <text:p>36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3" calcext:value-type="float">
            <text:p>36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5" calcext:value-type="float">
            <text:p>36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3" calcext:value-type="float">
            <text:p>37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4" calcext:value-type="float">
            <text:p>37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0" calcext:value-type="float">
            <text:p>38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1" calcext:value-type="float">
            <text:p>38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2" calcext:value-type="float">
            <text:p>38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3" calcext:value-type="float">
            <text:p>38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4" calcext:value-type="float">
            <text:p>38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5" calcext:value-type="float">
            <text:p>38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7" calcext:value-type="float">
            <text:p>38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2" calcext:value-type="float">
            <text:p>39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5" calcext:value-type="float">
            <text:p>39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3" calcext:value-type="float">
            <text:p>40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6" calcext:value-type="float">
            <text:p>40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8" calcext:value-type="float">
            <text:p>40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0" calcext:value-type="float">
            <text:p>41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3" calcext:value-type="float">
            <text:p>41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5" calcext:value-type="float">
            <text:p>41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6" calcext:value-type="float">
            <text:p>41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7" calcext:value-type="float">
            <text:p>41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9" calcext:value-type="float">
            <text:p>41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1" calcext:value-type="float">
            <text:p>42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4" calcext:value-type="float">
            <text:p>42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6" calcext:value-type="float">
            <text:p>42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2" calcext:value-type="float">
            <text:p>43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8" calcext:value-type="float">
            <text:p>43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3" calcext:value-type="float">
            <text:p>44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5" calcext:value-type="float">
            <text:p>44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59" calcext:value-type="float">
            <text:p>45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62" calcext:value-type="float">
            <text:p>46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67" calcext:value-type="float">
            <text:p>46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71" calcext:value-type="float">
            <text:p>47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72" calcext:value-type="float">
            <text:p>47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78" calcext:value-type="float">
            <text:p>47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83" calcext:value-type="float">
            <text:p>48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84" calcext:value-type="float">
            <text:p>48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1" calcext:value-type="float">
            <text:p>49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2" calcext:value-type="float">
            <text:p>49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9" calcext:value-type="float">
            <text:p>49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1" calcext:value-type="float">
            <text:p>50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3" calcext:value-type="float">
            <text:p>50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8" calcext:value-type="float">
            <text:p>50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3" calcext:value-type="float">
            <text:p>51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4" calcext:value-type="float">
            <text:p>51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8" calcext:value-type="float">
            <text:p>51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27" calcext:value-type="float">
            <text:p>52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28" calcext:value-type="float">
            <text:p>52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29" calcext:value-type="float">
            <text:p>52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31" calcext:value-type="float">
            <text:p>53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39" calcext:value-type="float">
            <text:p>53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41" calcext:value-type="float">
            <text:p>54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42" calcext:value-type="float">
            <text:p>54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58" calcext:value-type="float">
            <text:p>55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59" calcext:value-type="float">
            <text:p>55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67" calcext:value-type="float">
            <text:p>56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69" calcext:value-type="float">
            <text:p>56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0" calcext:value-type="float">
            <text:p>57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7" calcext:value-type="float">
            <text:p>57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8" calcext:value-type="float">
            <text:p>57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9" calcext:value-type="float">
            <text:p>57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1" calcext:value-type="float">
            <text:p>58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2" calcext:value-type="float">
            <text:p>58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3" calcext:value-type="float">
            <text:p>58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8" calcext:value-type="float">
            <text:p>58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2" calcext:value-type="float">
            <text:p>59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3" calcext:value-type="float">
            <text:p>59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6" calcext:value-type="float">
            <text:p>59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7" calcext:value-type="float">
            <text:p>59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2" calcext:value-type="float">
            <text:p>60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6" calcext:value-type="float">
            <text:p>60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9" calcext:value-type="float">
            <text:p>60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12" calcext:value-type="float">
            <text:p>61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20" calcext:value-type="float">
            <text:p>62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29" calcext:value-type="float">
            <text:p>62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36" calcext:value-type="float">
            <text:p>63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41" calcext:value-type="float">
            <text:p>64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47" calcext:value-type="float">
            <text:p>64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54" calcext:value-type="float">
            <text:p>65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56" calcext:value-type="float">
            <text:p>65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57" calcext:value-type="float">
            <text:p>65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08" calcext:value-type="float">
            <text:p>70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12" calcext:value-type="float">
            <text:p>71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21" calcext:value-type="float">
            <text:p>72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22" calcext:value-type="float">
            <text:p>72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42" calcext:value-type="float">
            <text:p>74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46" calcext:value-type="float">
            <text:p>74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57" calcext:value-type="float">
            <text:p>75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65" calcext:value-type="float">
            <text:p>76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66" calcext:value-type="float">
            <text:p>76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83" calcext:value-type="float">
            <text:p>78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84" calcext:value-type="float">
            <text:p>78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85" calcext:value-type="float">
            <text:p>78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86" calcext:value-type="float">
            <text:p>78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87" calcext:value-type="float">
            <text:p>78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89" calcext:value-type="float">
            <text:p>78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90" calcext:value-type="float">
            <text:p>79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92" calcext:value-type="float">
            <text:p>79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94" calcext:value-type="float">
            <text:p>79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11" calcext:value-type="float">
            <text:p>81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22" calcext:value-type="float">
            <text:p>82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26" calcext:value-type="float">
            <text:p>82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27" calcext:value-type="float">
            <text:p>82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28" calcext:value-type="float">
            <text:p>82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29" calcext:value-type="float">
            <text:p>82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31" calcext:value-type="float">
            <text:p>83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32" calcext:value-type="float">
            <text:p>83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33" calcext:value-type="float">
            <text:p>83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2" calcext:value-type="float">
            <text:p>84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8" calcext:value-type="float">
            <text:p>84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9" calcext:value-type="float">
            <text:p>84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60" calcext:value-type="float">
            <text:p>86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66" calcext:value-type="float">
            <text:p>86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71" calcext:value-type="float">
            <text:p>87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76" calcext:value-type="float">
            <text:p>87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77" calcext:value-type="float">
            <text:p>87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82" calcext:value-type="float">
            <text:p>88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83" calcext:value-type="float">
            <text:p>88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86" calcext:value-type="float">
            <text:p>88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87" calcext:value-type="float">
            <text:p>88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88" calcext:value-type="float">
            <text:p>88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93" calcext:value-type="float">
            <text:p>89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97" calcext:value-type="float">
            <text:p>89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98" calcext:value-type="float">
            <text:p>89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02" calcext:value-type="float">
            <text:p>90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1" calcext:value-type="float">
            <text:p>91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2" calcext:value-type="float">
            <text:p>91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7" calcext:value-type="float">
            <text:p>91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8" calcext:value-type="float">
            <text:p>91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41" calcext:value-type="float">
            <text:p>94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42" calcext:value-type="float">
            <text:p>94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45" calcext:value-type="float">
            <text:p>94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46" calcext:value-type="float">
            <text:p>94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51" calcext:value-type="float">
            <text:p>95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62" calcext:value-type="float">
            <text:p>96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66" calcext:value-type="float">
            <text:p>96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68" calcext:value-type="float">
            <text:p>96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69" calcext:value-type="float">
            <text:p>96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70" calcext:value-type="float">
            <text:p>97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84" calcext:value-type="float">
            <text:p>98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86" calcext:value-type="float">
            <text:p>98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90" calcext:value-type="float">
            <text:p>99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95" calcext:value-type="float">
            <text:p>99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96" calcext:value-type="float">
            <text:p>99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01" calcext:value-type="float">
            <text:p>100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04" calcext:value-type="float">
            <text:p>100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28" calcext:value-type="float">
            <text:p>102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29" calcext:value-type="float">
            <text:p>102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30" calcext:value-type="float">
            <text:p>103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31" calcext:value-type="float">
            <text:p>103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32" calcext:value-type="float">
            <text:p>103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33" calcext:value-type="float">
            <text:p>103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34" calcext:value-type="float">
            <text:p>103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57" calcext:value-type="float">
            <text:p>105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62" calcext:value-type="float">
            <text:p>106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63" calcext:value-type="float">
            <text:p>106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68" calcext:value-type="float">
            <text:p>106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69" calcext:value-type="float">
            <text:p>106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3" calcext:value-type="float">
            <text:p>107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2" calcext:value-type="float">
            <text:p>108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3" calcext:value-type="float">
            <text:p>108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6" calcext:value-type="float">
            <text:p>108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3" calcext:value-type="float">
            <text:p>109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4" calcext:value-type="float">
            <text:p>109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5" calcext:value-type="float">
            <text:p>109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8" calcext:value-type="float">
            <text:p>109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3" calcext:value-type="float">
            <text:p>111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4" calcext:value-type="float">
            <text:p>111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6" calcext:value-type="float">
            <text:p>111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7" calcext:value-type="float">
            <text:p>111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1" calcext:value-type="float">
            <text:p>112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5" calcext:value-type="float">
            <text:p>112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6" calcext:value-type="float">
            <text:p>112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5" calcext:value-type="float">
            <text:p>113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3" calcext:value-type="float">
            <text:p>115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7" calcext:value-type="float">
            <text:p>115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0" calcext:value-type="float">
            <text:p>116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2" calcext:value-type="float">
            <text:p>116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3" calcext:value-type="float">
            <text:p>116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7" calcext:value-type="float">
            <text:p>116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8" calcext:value-type="float">
            <text:p>116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9" calcext:value-type="float">
            <text:p>116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1" calcext:value-type="float">
            <text:p>117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5" calcext:value-type="float">
            <text:p>117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6" calcext:value-type="float">
            <text:p>117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7" calcext:value-type="float">
            <text:p>117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8" calcext:value-type="float">
            <text:p>117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4" calcext:value-type="float">
            <text:p>118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5" calcext:value-type="float">
            <text:p>118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6" calcext:value-type="float">
            <text:p>118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8" calcext:value-type="float">
            <text:p>118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92" calcext:value-type="float">
            <text:p>119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94" calcext:value-type="float">
            <text:p>119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5" calcext:value-type="float">
            <text:p>120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6" calcext:value-type="float">
            <text:p>120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2" calcext:value-type="float">
            <text:p>121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3" calcext:value-type="float">
            <text:p>121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6" calcext:value-type="float">
            <text:p>121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9" calcext:value-type="float">
            <text:p>121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20" calcext:value-type="float">
            <text:p>122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21" calcext:value-type="float">
            <text:p>122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3" calcext:value-type="float">
            <text:p>123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7" calcext:value-type="float">
            <text:p>123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8" calcext:value-type="float">
            <text:p>123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1" calcext:value-type="float">
            <text:p>124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2" calcext:value-type="float">
            <text:p>124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3" calcext:value-type="float">
            <text:p>124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 table:number-rows-repeated="104794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9. Mariela Lisbeth Cante  " table:style-name="ta1">
        <table:table-column table:style-name="co8" table:default-cell-style-name="ce7"/>
        <table:table-column table:style-name="co11" table:default-cell-style-name="ce7"/>
        <table:table-column table:style-name="co8" table:default-cell-style-name="ce7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3" calcext:value-type="float">
            <text:p>107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4" calcext:value-type="float">
            <text:p>107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6" calcext:value-type="float">
            <text:p>107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8" calcext:value-type="float">
            <text:p>107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9" calcext:value-type="float">
            <text:p>107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1" calcext:value-type="float">
            <text:p>108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2" calcext:value-type="float">
            <text:p>108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3" calcext:value-type="float">
            <text:p>108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4" calcext:value-type="float">
            <text:p>108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5" calcext:value-type="float">
            <text:p>108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7" calcext:value-type="float">
            <text:p>10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8" calcext:value-type="float">
            <text:p>108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9" calcext:value-type="float">
            <text:p>10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1" calcext:value-type="float">
            <text:p>109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2" calcext:value-type="float">
            <text:p>10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3" calcext:value-type="float">
            <text:p>109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4" calcext:value-type="float">
            <text:p>10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5" calcext:value-type="float">
            <text:p>109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6" calcext:value-type="float">
            <text:p>109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7" calcext:value-type="float">
            <text:p>109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99" calcext:value-type="float">
            <text:p>109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02" calcext:value-type="float">
            <text:p>110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03" calcext:value-type="float">
            <text:p>110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04" calcext:value-type="float">
            <text:p>110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06" calcext:value-type="float">
            <text:p>110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09" calcext:value-type="float">
            <text:p>110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1" calcext:value-type="float">
            <text:p>111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2" calcext:value-type="float">
            <text:p>111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3" calcext:value-type="float">
            <text:p>111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4" calcext:value-type="float">
            <text:p>111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5" calcext:value-type="float">
            <text:p>111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6" calcext:value-type="float">
            <text:p>111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7" calcext:value-type="float">
            <text:p>111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19" calcext:value-type="float">
            <text:p>111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0" calcext:value-type="float">
            <text:p>112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1" calcext:value-type="float">
            <text:p>112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2" calcext:value-type="float">
            <text:p>112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3" calcext:value-type="float">
            <text:p>112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4" calcext:value-type="float">
            <text:p>112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6" calcext:value-type="float">
            <text:p>112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7" calcext:value-type="float">
            <text:p>112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8" calcext:value-type="float">
            <text:p>112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29" calcext:value-type="float">
            <text:p>112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1" calcext:value-type="float">
            <text:p>113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2" calcext:value-type="float">
            <text:p>113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3" calcext:value-type="float">
            <text:p>113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4" calcext:value-type="float">
            <text:p>113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5" calcext:value-type="float">
            <text:p>113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6" calcext:value-type="float">
            <text:p>113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7" calcext:value-type="float">
            <text:p>113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39" calcext:value-type="float">
            <text:p>113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41" calcext:value-type="float">
            <text:p>114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42" calcext:value-type="float">
            <text:p>114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44" calcext:value-type="float">
            <text:p>114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46" calcext:value-type="float">
            <text:p>114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47" calcext:value-type="float">
            <text:p>114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48" calcext:value-type="float">
            <text:p>114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49" calcext:value-type="float">
            <text:p>114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0" calcext:value-type="float">
            <text:p>115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1" calcext:value-type="float">
            <text:p>115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3" calcext:value-type="float">
            <text:p>115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4" calcext:value-type="float">
            <text:p>115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5" calcext:value-type="float">
            <text:p>115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6" calcext:value-type="float">
            <text:p>115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7" calcext:value-type="float">
            <text:p>115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8" calcext:value-type="float">
            <text:p>115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59" calcext:value-type="float">
            <text:p>115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0" calcext:value-type="float">
            <text:p>116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1" calcext:value-type="float">
            <text:p>116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2" calcext:value-type="float">
            <text:p>116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3" calcext:value-type="float">
            <text:p>116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4" calcext:value-type="float">
            <text:p>116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7" calcext:value-type="float">
            <text:p>116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8" calcext:value-type="float">
            <text:p>116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69" calcext:value-type="float">
            <text:p>116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0" calcext:value-type="float">
            <text:p>117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1" calcext:value-type="float">
            <text:p>117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2" calcext:value-type="float">
            <text:p>117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3" calcext:value-type="float">
            <text:p>117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4" calcext:value-type="float">
            <text:p>117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5" calcext:value-type="float">
            <text:p>117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6" calcext:value-type="float">
            <text:p>117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7" calcext:value-type="float">
            <text:p>117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8" calcext:value-type="float">
            <text:p>117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79" calcext:value-type="float">
            <text:p>117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0" calcext:value-type="float">
            <text:p>118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1" calcext:value-type="float">
            <text:p>118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2" calcext:value-type="float">
            <text:p>118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3" calcext:value-type="float">
            <text:p>118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4" calcext:value-type="float">
            <text:p>118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5" calcext:value-type="float">
            <text:p>118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6" calcext:value-type="float">
            <text:p>118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7" calcext:value-type="float">
            <text:p>11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8" calcext:value-type="float">
            <text:p>118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89" calcext:value-type="float">
            <text:p>11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91" calcext:value-type="float">
            <text:p>119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92" calcext:value-type="float">
            <text:p>11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94" calcext:value-type="float">
            <text:p>11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95" calcext:value-type="float">
            <text:p>119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96" calcext:value-type="float">
            <text:p>119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199" calcext:value-type="float">
            <text:p>119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1" calcext:value-type="float">
            <text:p>120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2" calcext:value-type="float">
            <text:p>120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3" calcext:value-type="float">
            <text:p>120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5" calcext:value-type="float">
            <text:p>120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7" calcext:value-type="float">
            <text:p>120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8" calcext:value-type="float">
            <text:p>120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09" calcext:value-type="float">
            <text:p>120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0" calcext:value-type="float">
            <text:p>121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1" calcext:value-type="float">
            <text:p>121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3" calcext:value-type="float">
            <text:p>121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4" calcext:value-type="float">
            <text:p>121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6" calcext:value-type="float">
            <text:p>121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7" calcext:value-type="float">
            <text:p>121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8" calcext:value-type="float">
            <text:p>121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19" calcext:value-type="float">
            <text:p>121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20" calcext:value-type="float">
            <text:p>122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21" calcext:value-type="float">
            <text:p>122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22" calcext:value-type="float">
            <text:p>122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23" calcext:value-type="float">
            <text:p>122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24" calcext:value-type="float">
            <text:p>122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26" calcext:value-type="float">
            <text:p>122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28" calcext:value-type="float">
            <text:p>122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29" calcext:value-type="float">
            <text:p>122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1" calcext:value-type="float">
            <text:p>123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2" calcext:value-type="float">
            <text:p>123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3" calcext:value-type="float">
            <text:p>123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4" calcext:value-type="float">
            <text:p>123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5" calcext:value-type="float">
            <text:p>123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6" calcext:value-type="float">
            <text:p>123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8" calcext:value-type="float">
            <text:p>123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39" calcext:value-type="float">
            <text:p>123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1" calcext:value-type="float">
            <text:p>124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2" calcext:value-type="float">
            <text:p>124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3" calcext:value-type="float">
            <text:p>124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4" calcext:value-type="float">
            <text:p>124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5" calcext:value-type="float">
            <text:p>124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6" calcext:value-type="float">
            <text:p>124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7" calcext:value-type="float">
            <text:p>124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8" calcext:value-type="float">
            <text:p>124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49" calcext:value-type="float">
            <text:p>124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53" calcext:value-type="float">
            <text:p>125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54" calcext:value-type="float">
            <text:p>125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55" calcext:value-type="float">
            <text:p>125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56" calcext:value-type="float">
            <text:p>125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57" calcext:value-type="float">
            <text:p>125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58" calcext:value-type="float">
            <text:p>125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59" calcext:value-type="float">
            <text:p>125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61" calcext:value-type="float">
            <text:p>126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62" calcext:value-type="float">
            <text:p>126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63" calcext:value-type="float">
            <text:p>126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64" calcext:value-type="float">
            <text:p>126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66" calcext:value-type="float">
            <text:p>126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67" calcext:value-type="float">
            <text:p>126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68" calcext:value-type="float">
            <text:p>126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69" calcext:value-type="float">
            <text:p>126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70" calcext:value-type="float">
            <text:p>127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71" calcext:value-type="float">
            <text:p>127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73" calcext:value-type="float">
            <text:p>127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74" calcext:value-type="float">
            <text:p>127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75" calcext:value-type="float">
            <text:p>127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76" calcext:value-type="float">
            <text:p>127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77" calcext:value-type="float">
            <text:p>127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78" calcext:value-type="float">
            <text:p>127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79" calcext:value-type="float">
            <text:p>127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80" calcext:value-type="float">
            <text:p>128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81" calcext:value-type="float">
            <text:p>128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82" calcext:value-type="float">
            <text:p>128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83" calcext:value-type="float">
            <text:p>128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84" calcext:value-type="float">
            <text:p>128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86" calcext:value-type="float">
            <text:p>128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87" calcext:value-type="float">
            <text:p>12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88" calcext:value-type="float">
            <text:p>128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89" calcext:value-type="float">
            <text:p>12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90" calcext:value-type="float">
            <text:p>129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91" calcext:value-type="float">
            <text:p>129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92" calcext:value-type="float">
            <text:p>12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93" calcext:value-type="float">
            <text:p>129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94" calcext:value-type="float">
            <text:p>12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95" calcext:value-type="float">
            <text:p>129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96" calcext:value-type="float">
            <text:p>129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97" calcext:value-type="float">
            <text:p>129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98" calcext:value-type="float">
            <text:p>129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01" calcext:value-type="float">
            <text:p>130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02" calcext:value-type="float">
            <text:p>130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04" calcext:value-type="float">
            <text:p>130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05" calcext:value-type="float">
            <text:p>130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06" calcext:value-type="float">
            <text:p>130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07" calcext:value-type="float">
            <text:p>130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08" calcext:value-type="float">
            <text:p>130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09" calcext:value-type="float">
            <text:p>130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10" calcext:value-type="float">
            <text:p>131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12" calcext:value-type="float">
            <text:p>131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14" calcext:value-type="float">
            <text:p>131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15" calcext:value-type="float">
            <text:p>131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16" calcext:value-type="float">
            <text:p>131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17" calcext:value-type="float">
            <text:p>131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18" calcext:value-type="float">
            <text:p>131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19" calcext:value-type="float">
            <text:p>131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20" calcext:value-type="float">
            <text:p>132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21" calcext:value-type="float">
            <text:p>132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24" calcext:value-type="float">
            <text:p>132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25" calcext:value-type="float">
            <text:p>132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27" calcext:value-type="float">
            <text:p>132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28" calcext:value-type="float">
            <text:p>132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29" calcext:value-type="float">
            <text:p>132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30" calcext:value-type="float">
            <text:p>133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31" calcext:value-type="float">
            <text:p>133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32" calcext:value-type="float">
            <text:p>133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33" calcext:value-type="float">
            <text:p>133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34" calcext:value-type="float">
            <text:p>133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35" calcext:value-type="float">
            <text:p>133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36" calcext:value-type="float">
            <text:p>133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38" calcext:value-type="float">
            <text:p>133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40" calcext:value-type="float">
            <text:p>134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41" calcext:value-type="float">
            <text:p>134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42" calcext:value-type="float">
            <text:p>134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43" calcext:value-type="float">
            <text:p>134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44" calcext:value-type="float">
            <text:p>134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45" calcext:value-type="float">
            <text:p>134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46" calcext:value-type="float">
            <text:p>134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47" calcext:value-type="float">
            <text:p>134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48" calcext:value-type="float">
            <text:p>134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49" calcext:value-type="float">
            <text:p>134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51" calcext:value-type="float">
            <text:p>135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54" calcext:value-type="float">
            <text:p>135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55" calcext:value-type="float">
            <text:p>135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56" calcext:value-type="float">
            <text:p>135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57" calcext:value-type="float">
            <text:p>135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58" calcext:value-type="float">
            <text:p>135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59" calcext:value-type="float">
            <text:p>135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61" calcext:value-type="float">
            <text:p>136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62" calcext:value-type="float">
            <text:p>136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63" calcext:value-type="float">
            <text:p>136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64" calcext:value-type="float">
            <text:p>136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65" calcext:value-type="float">
            <text:p>136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67" calcext:value-type="float">
            <text:p>136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68" calcext:value-type="float">
            <text:p>136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69" calcext:value-type="float">
            <text:p>136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71" calcext:value-type="float">
            <text:p>137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72" calcext:value-type="float">
            <text:p>137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73" calcext:value-type="float">
            <text:p>137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74" calcext:value-type="float">
            <text:p>137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79" calcext:value-type="float">
            <text:p>137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82" calcext:value-type="float">
            <text:p>138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83" calcext:value-type="float">
            <text:p>138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84" calcext:value-type="float">
            <text:p>138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86" calcext:value-type="float">
            <text:p>138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87" calcext:value-type="float">
            <text:p>13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88" calcext:value-type="float">
            <text:p>138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89" calcext:value-type="float">
            <text:p>13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90" calcext:value-type="float">
            <text:p>139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91" calcext:value-type="float">
            <text:p>139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94" calcext:value-type="float">
            <text:p>13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95" calcext:value-type="float">
            <text:p>139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98" calcext:value-type="float">
            <text:p>139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99" calcext:value-type="float">
            <text:p>139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1" calcext:value-type="float">
            <text:p>140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2" calcext:value-type="float">
            <text:p>140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3" calcext:value-type="float">
            <text:p>140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4" calcext:value-type="float">
            <text:p>140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5" calcext:value-type="float">
            <text:p>140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6" calcext:value-type="float">
            <text:p>140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7" calcext:value-type="float">
            <text:p>140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8" calcext:value-type="float">
            <text:p>140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9" calcext:value-type="float">
            <text:p>140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10" calcext:value-type="float">
            <text:p>141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11" calcext:value-type="float">
            <text:p>141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12" calcext:value-type="float">
            <text:p>141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13" calcext:value-type="float">
            <text:p>141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14" calcext:value-type="float">
            <text:p>141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16" calcext:value-type="float">
            <text:p>141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17" calcext:value-type="float">
            <text:p>141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18" calcext:value-type="float">
            <text:p>141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20" calcext:value-type="float">
            <text:p>142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21" calcext:value-type="float">
            <text:p>142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22" calcext:value-type="float">
            <text:p>142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24" calcext:value-type="float">
            <text:p>142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25" calcext:value-type="float">
            <text:p>142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26" calcext:value-type="float">
            <text:p>142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27" calcext:value-type="float">
            <text:p>142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28" calcext:value-type="float">
            <text:p>142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30" calcext:value-type="float">
            <text:p>143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31" calcext:value-type="float">
            <text:p>143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32" calcext:value-type="float">
            <text:p>143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33" calcext:value-type="float">
            <text:p>143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34" calcext:value-type="float">
            <text:p>143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35" calcext:value-type="float">
            <text:p>143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36" calcext:value-type="float">
            <text:p>143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37" calcext:value-type="float">
            <text:p>143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38" calcext:value-type="float">
            <text:p>143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39" calcext:value-type="float">
            <text:p>143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41" calcext:value-type="float">
            <text:p>144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43" calcext:value-type="float">
            <text:p>144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44" calcext:value-type="float">
            <text:p>144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45" calcext:value-type="float">
            <text:p>144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46" calcext:value-type="float">
            <text:p>144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47" calcext:value-type="float">
            <text:p>144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48" calcext:value-type="float">
            <text:p>144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49" calcext:value-type="float">
            <text:p>144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50" calcext:value-type="float">
            <text:p>145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51" calcext:value-type="float">
            <text:p>145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52" calcext:value-type="float">
            <text:p>145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54" calcext:value-type="float">
            <text:p>145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55" calcext:value-type="float">
            <text:p>145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56" calcext:value-type="float">
            <text:p>145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57" calcext:value-type="float">
            <text:p>145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58" calcext:value-type="float">
            <text:p>145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59" calcext:value-type="float">
            <text:p>145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60" calcext:value-type="float">
            <text:p>146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61" calcext:value-type="float">
            <text:p>146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62" calcext:value-type="float">
            <text:p>146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63" calcext:value-type="float">
            <text:p>146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64" calcext:value-type="float">
            <text:p>146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66" calcext:value-type="float">
            <text:p>146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67" calcext:value-type="float">
            <text:p>146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68" calcext:value-type="float">
            <text:p>146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69" calcext:value-type="float">
            <text:p>146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71" calcext:value-type="float">
            <text:p>147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73" calcext:value-type="float">
            <text:p>147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74" calcext:value-type="float">
            <text:p>147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75" calcext:value-type="float">
            <text:p>147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76" calcext:value-type="float">
            <text:p>147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77" calcext:value-type="float">
            <text:p>147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78" calcext:value-type="float">
            <text:p>147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79" calcext:value-type="float">
            <text:p>147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80" calcext:value-type="float">
            <text:p>148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81" calcext:value-type="float">
            <text:p>148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82" calcext:value-type="float">
            <text:p>148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84" calcext:value-type="float">
            <text:p>148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85" calcext:value-type="float">
            <text:p>148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86" calcext:value-type="float">
            <text:p>148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87" calcext:value-type="float">
            <text:p>148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88" calcext:value-type="float">
            <text:p>148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89" calcext:value-type="float">
            <text:p>148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91" calcext:value-type="float">
            <text:p>149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92" calcext:value-type="float">
            <text:p>149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93" calcext:value-type="float">
            <text:p>149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94" calcext:value-type="float">
            <text:p>149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96" calcext:value-type="float">
            <text:p>149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97" calcext:value-type="float">
            <text:p>149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98" calcext:value-type="float">
            <text:p>149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99" calcext:value-type="float">
            <text:p>149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01" calcext:value-type="float">
            <text:p>150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02" calcext:value-type="float">
            <text:p>150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03" calcext:value-type="float">
            <text:p>150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04" calcext:value-type="float">
            <text:p>150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05" calcext:value-type="float">
            <text:p>150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06" calcext:value-type="float">
            <text:p>150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07" calcext:value-type="float">
            <text:p>150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08" calcext:value-type="float">
            <text:p>150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11" calcext:value-type="float">
            <text:p>151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12" calcext:value-type="float">
            <text:p>151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13" calcext:value-type="float">
            <text:p>151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14" calcext:value-type="float">
            <text:p>151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15" calcext:value-type="float">
            <text:p>151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16" calcext:value-type="float">
            <text:p>151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18" calcext:value-type="float">
            <text:p>151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19" calcext:value-type="float">
            <text:p>151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20" calcext:value-type="float">
            <text:p>152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21" calcext:value-type="float">
            <text:p>152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22" calcext:value-type="float">
            <text:p>152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23" calcext:value-type="float">
            <text:p>152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24" calcext:value-type="float">
            <text:p>152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25" calcext:value-type="float">
            <text:p>152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26" calcext:value-type="float">
            <text:p>152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27" calcext:value-type="float">
            <text:p>152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28" calcext:value-type="float">
            <text:p>152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29" calcext:value-type="float">
            <text:p>152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30" calcext:value-type="float">
            <text:p>153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31" calcext:value-type="float">
            <text:p>153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32" calcext:value-type="float">
            <text:p>153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33" calcext:value-type="float">
            <text:p>153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34" calcext:value-type="float">
            <text:p>153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35" calcext:value-type="float">
            <text:p>153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36" calcext:value-type="float">
            <text:p>153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37" calcext:value-type="float">
            <text:p>153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38" calcext:value-type="float">
            <text:p>153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39" calcext:value-type="float">
            <text:p>153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40" calcext:value-type="float">
            <text:p>154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41" calcext:value-type="float">
            <text:p>154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42" calcext:value-type="float">
            <text:p>154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44" calcext:value-type="float">
            <text:p>154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45" calcext:value-type="float">
            <text:p>154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46" calcext:value-type="float">
            <text:p>154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47" calcext:value-type="float">
            <text:p>154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48" calcext:value-type="float">
            <text:p>154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49" calcext:value-type="float">
            <text:p>154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50" calcext:value-type="float">
            <text:p>155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51" calcext:value-type="float">
            <text:p>155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52" calcext:value-type="float">
            <text:p>155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53" calcext:value-type="float">
            <text:p>155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54" calcext:value-type="float">
            <text:p>155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55" calcext:value-type="float">
            <text:p>155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56" calcext:value-type="float">
            <text:p>155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57" calcext:value-type="float">
            <text:p>155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58" calcext:value-type="float">
            <text:p>155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59" calcext:value-type="float">
            <text:p>155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60" calcext:value-type="float">
            <text:p>156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61" calcext:value-type="float">
            <text:p>156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62" calcext:value-type="float">
            <text:p>156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63" calcext:value-type="float">
            <text:p>156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64" calcext:value-type="float">
            <text:p>156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65" calcext:value-type="float">
            <text:p>156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66" calcext:value-type="float">
            <text:p>156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67" calcext:value-type="float">
            <text:p>156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69" calcext:value-type="float">
            <text:p>156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70" calcext:value-type="float">
            <text:p>157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72" calcext:value-type="float">
            <text:p>157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73" calcext:value-type="float">
            <text:p>157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74" calcext:value-type="float">
            <text:p>157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75" calcext:value-type="float">
            <text:p>157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76" calcext:value-type="float">
            <text:p>157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77" calcext:value-type="float">
            <text:p>157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78" calcext:value-type="float">
            <text:p>157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79" calcext:value-type="float">
            <text:p>157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80" calcext:value-type="float">
            <text:p>158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81" calcext:value-type="float">
            <text:p>158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82" calcext:value-type="float">
            <text:p>158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83" calcext:value-type="float">
            <text:p>158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84" calcext:value-type="float">
            <text:p>158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85" calcext:value-type="float">
            <text:p>158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86" calcext:value-type="float">
            <text:p>158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87" calcext:value-type="float">
            <text:p>158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88" calcext:value-type="float">
            <text:p>158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89" calcext:value-type="float">
            <text:p>158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91" calcext:value-type="float">
            <text:p>159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92" calcext:value-type="float">
            <text:p>159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93" calcext:value-type="float">
            <text:p>159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94" calcext:value-type="float">
            <text:p>159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95" calcext:value-type="float">
            <text:p>159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96" calcext:value-type="float">
            <text:p>159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97" calcext:value-type="float">
            <text:p>159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98" calcext:value-type="float">
            <text:p>159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599" calcext:value-type="float">
            <text:p>159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01" calcext:value-type="float">
            <text:p>160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02" calcext:value-type="float">
            <text:p>160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03" calcext:value-type="float">
            <text:p>160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04" calcext:value-type="float">
            <text:p>160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05" calcext:value-type="float">
            <text:p>160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06" calcext:value-type="float">
            <text:p>160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07" calcext:value-type="float">
            <text:p>160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08" calcext:value-type="float">
            <text:p>160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09" calcext:value-type="float">
            <text:p>160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10" calcext:value-type="float">
            <text:p>161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11" calcext:value-type="float">
            <text:p>161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12" calcext:value-type="float">
            <text:p>161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13" calcext:value-type="float">
            <text:p>161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15" calcext:value-type="float">
            <text:p>161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16" calcext:value-type="float">
            <text:p>161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17" calcext:value-type="float">
            <text:p>161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18" calcext:value-type="float">
            <text:p>161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19" calcext:value-type="float">
            <text:p>161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20" calcext:value-type="float">
            <text:p>162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21" calcext:value-type="float">
            <text:p>162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23" calcext:value-type="float">
            <text:p>162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24" calcext:value-type="float">
            <text:p>162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25" calcext:value-type="float">
            <text:p>162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26" calcext:value-type="float">
            <text:p>162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27" calcext:value-type="float">
            <text:p>162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28" calcext:value-type="float">
            <text:p>162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29" calcext:value-type="float">
            <text:p>162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30" calcext:value-type="float">
            <text:p>163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31" calcext:value-type="float">
            <text:p>163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32" calcext:value-type="float">
            <text:p>163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33" calcext:value-type="float">
            <text:p>163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34" calcext:value-type="float">
            <text:p>163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36" calcext:value-type="float">
            <text:p>163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37" calcext:value-type="float">
            <text:p>163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38" calcext:value-type="float">
            <text:p>163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39" calcext:value-type="float">
            <text:p>163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1" calcext:value-type="float">
            <text:p>164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2" calcext:value-type="float">
            <text:p>164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3" calcext:value-type="float">
            <text:p>164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4" calcext:value-type="float">
            <text:p>164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5" calcext:value-type="float">
            <text:p>164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6" calcext:value-type="float">
            <text:p>164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7" calcext:value-type="float">
            <text:p>164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8" calcext:value-type="float">
            <text:p>164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49" calcext:value-type="float">
            <text:p>164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50" calcext:value-type="float">
            <text:p>165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51" calcext:value-type="float">
            <text:p>165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53" calcext:value-type="float">
            <text:p>165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54" calcext:value-type="float">
            <text:p>165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57" calcext:value-type="float">
            <text:p>165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58" calcext:value-type="float">
            <text:p>165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59" calcext:value-type="float">
            <text:p>165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60" calcext:value-type="float">
            <text:p>166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61" calcext:value-type="float">
            <text:p>166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63" calcext:value-type="float">
            <text:p>166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64" calcext:value-type="float">
            <text:p>166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65" calcext:value-type="float">
            <text:p>166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66" calcext:value-type="float">
            <text:p>166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67" calcext:value-type="float">
            <text:p>166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68" calcext:value-type="float">
            <text:p>166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69" calcext:value-type="float">
            <text:p>166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70" calcext:value-type="float">
            <text:p>167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71" calcext:value-type="float">
            <text:p>167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72" calcext:value-type="float">
            <text:p>167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73" calcext:value-type="float">
            <text:p>167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74" calcext:value-type="float">
            <text:p>167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75" calcext:value-type="float">
            <text:p>167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76" calcext:value-type="float">
            <text:p>167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77" calcext:value-type="float">
            <text:p>167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79" calcext:value-type="float">
            <text:p>167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80" calcext:value-type="float">
            <text:p>168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81" calcext:value-type="float">
            <text:p>168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82" calcext:value-type="float">
            <text:p>168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83" calcext:value-type="float">
            <text:p>168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84" calcext:value-type="float">
            <text:p>168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85" calcext:value-type="float">
            <text:p>168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87" calcext:value-type="float">
            <text:p>168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88" calcext:value-type="float">
            <text:p>168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89" calcext:value-type="float">
            <text:p>168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91" calcext:value-type="float">
            <text:p>169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92" calcext:value-type="float">
            <text:p>169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93" calcext:value-type="float">
            <text:p>169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94" calcext:value-type="float">
            <text:p>169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95" calcext:value-type="float">
            <text:p>169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96" calcext:value-type="float">
            <text:p>169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97" calcext:value-type="float">
            <text:p>169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698" calcext:value-type="float">
            <text:p>169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00" calcext:value-type="float">
            <text:p>170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01" calcext:value-type="float">
            <text:p>170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02" calcext:value-type="float">
            <text:p>170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04" calcext:value-type="float">
            <text:p>170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06" calcext:value-type="float">
            <text:p>170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07" calcext:value-type="float">
            <text:p>170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08" calcext:value-type="float">
            <text:p>170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09" calcext:value-type="float">
            <text:p>170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710" calcext:value-type="float">
            <text:p>171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D</text:p>
          </table:table-cell>
          <table:table-cell table:style-name="ce6" office:value-type="float" office:value="1756" calcext:value-type="float">
            <text:p>175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<text:s text:c="2"/></text:p>
          </table:table-cell>
          <table:table-cell table:style-name="ce6" office:value-type="string" calcext:value-type="string">
            <text:p><text:s/></text:p>
          </table:table-cell>
        </table:table-row>
        <table:table-row table:style-name="ro2" table:number-rows-repeated="104800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19. Movimientos Terrestres, S. A  " table:style-name="ta1">
        <table:table-column table:style-name="co8" table:default-cell-style-name="ce7"/>
        <table:table-column table:style-name="co12" table:default-cell-style-name="ce7"/>
        <table:table-column table:style-name="co8" table:default-cell-style-name="ce7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87" calcext:value-type="float">
            <text:p>2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5" calcext:value-type="float">
            <text:p>30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7" calcext:value-type="float">
            <text:p>32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29" calcext:value-type="float">
            <text:p>32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8" calcext:value-type="float">
            <text:p>33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1" calcext:value-type="float">
            <text:p>35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4" calcext:value-type="float">
            <text:p>36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1" calcext:value-type="float">
            <text:p>37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3" calcext:value-type="float">
            <text:p>37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4" calcext:value-type="float">
            <text:p>37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79" calcext:value-type="float">
            <text:p>37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5" calcext:value-type="float">
            <text:p>38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6" calcext:value-type="float">
            <text:p>38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7" calcext:value-type="float">
            <text:p>3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2" calcext:value-type="float">
            <text:p>3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05" calcext:value-type="float">
            <text:p>40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3" calcext:value-type="float">
            <text:p>41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19" calcext:value-type="float">
            <text:p>41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3" calcext:value-type="float">
            <text:p>42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7" calcext:value-type="float">
            <text:p>42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6" calcext:value-type="float">
            <text:p>43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39" calcext:value-type="float">
            <text:p>43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3" calcext:value-type="float">
            <text:p>44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49" calcext:value-type="float">
            <text:p>44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51" calcext:value-type="float">
            <text:p>45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64" calcext:value-type="float">
            <text:p>46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65" calcext:value-type="float">
            <text:p>46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69" calcext:value-type="float">
            <text:p>46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72" calcext:value-type="float">
            <text:p>47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73" calcext:value-type="float">
            <text:p>47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84" calcext:value-type="float">
            <text:p>48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89" calcext:value-type="float">
            <text:p>4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2" calcext:value-type="float">
            <text:p>4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3" calcext:value-type="float">
            <text:p>50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7" calcext:value-type="float">
            <text:p>50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8" calcext:value-type="float">
            <text:p>50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1" calcext:value-type="float">
            <text:p>51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17" calcext:value-type="float">
            <text:p>51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26" calcext:value-type="float">
            <text:p>52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36" calcext:value-type="float">
            <text:p>53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39" calcext:value-type="float">
            <text:p>53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42" calcext:value-type="float">
            <text:p>54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44" calcext:value-type="float">
            <text:p>54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46" calcext:value-type="float">
            <text:p>54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48" calcext:value-type="float">
            <text:p>54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49" calcext:value-type="float">
            <text:p>54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50" calcext:value-type="float">
            <text:p>55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51" calcext:value-type="float">
            <text:p>55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55" calcext:value-type="float">
            <text:p>55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56" calcext:value-type="float">
            <text:p>55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58" calcext:value-type="float">
            <text:p>55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59" calcext:value-type="float">
            <text:p>55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63" calcext:value-type="float">
            <text:p>56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65" calcext:value-type="float">
            <text:p>56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68" calcext:value-type="float">
            <text:p>56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1" calcext:value-type="float">
            <text:p>57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2" calcext:value-type="float">
            <text:p>57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5" calcext:value-type="float">
            <text:p>57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6" calcext:value-type="float">
            <text:p>57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7" calcext:value-type="float">
            <text:p>57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8" calcext:value-type="float">
            <text:p>57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79" calcext:value-type="float">
            <text:p>57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0" calcext:value-type="float">
            <text:p>58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2" calcext:value-type="float">
            <text:p>58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3" calcext:value-type="float">
            <text:p>58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7" calcext:value-type="float">
            <text:p>58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8" calcext:value-type="float">
            <text:p>58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6" calcext:value-type="float">
            <text:p>59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7" calcext:value-type="float">
            <text:p>59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599" calcext:value-type="float">
            <text:p>59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0" calcext:value-type="float">
            <text:p>60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1" calcext:value-type="float">
            <text:p>60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2" calcext:value-type="float">
            <text:p>60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09" calcext:value-type="float">
            <text:p>60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10" calcext:value-type="float">
            <text:p>61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11" calcext:value-type="float">
            <text:p>61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14" calcext:value-type="float">
            <text:p>61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15" calcext:value-type="float">
            <text:p>61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16" calcext:value-type="float">
            <text:p>61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17" calcext:value-type="float">
            <text:p>61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21" calcext:value-type="float">
            <text:p>62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26" calcext:value-type="float">
            <text:p>62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29" calcext:value-type="float">
            <text:p>62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33" calcext:value-type="float">
            <text:p>63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34" calcext:value-type="float">
            <text:p>63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35" calcext:value-type="float">
            <text:p>63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36" calcext:value-type="float">
            <text:p>63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37" calcext:value-type="float">
            <text:p>63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38" calcext:value-type="float">
            <text:p>63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39" calcext:value-type="float">
            <text:p>63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41" calcext:value-type="float">
            <text:p>64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44" calcext:value-type="float">
            <text:p>64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46" calcext:value-type="float">
            <text:p>64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47" calcext:value-type="float">
            <text:p>64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48" calcext:value-type="float">
            <text:p>64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49" calcext:value-type="float">
            <text:p>64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54" calcext:value-type="float">
            <text:p>65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55" calcext:value-type="float">
            <text:p>65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57" calcext:value-type="float">
            <text:p>65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63" calcext:value-type="float">
            <text:p>66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66" calcext:value-type="float">
            <text:p>66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67" calcext:value-type="float">
            <text:p>66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96" calcext:value-type="float">
            <text:p>69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97" calcext:value-type="float">
            <text:p>69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698" calcext:value-type="float">
            <text:p>69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00" calcext:value-type="float">
            <text:p>70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03" calcext:value-type="float">
            <text:p>70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05" calcext:value-type="float">
            <text:p>70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06" calcext:value-type="float">
            <text:p>70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12" calcext:value-type="float">
            <text:p>71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16" calcext:value-type="float">
            <text:p>71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17" calcext:value-type="float">
            <text:p>71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18" calcext:value-type="float">
            <text:p>71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19" calcext:value-type="float">
            <text:p>71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21" calcext:value-type="float">
            <text:p>72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22" calcext:value-type="float">
            <text:p>72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23" calcext:value-type="float">
            <text:p>72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28" calcext:value-type="float">
            <text:p>72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37" calcext:value-type="float">
            <text:p>73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38" calcext:value-type="float">
            <text:p>73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48" calcext:value-type="float">
            <text:p>74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49" calcext:value-type="float">
            <text:p>74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51" calcext:value-type="float">
            <text:p>75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52" calcext:value-type="float">
            <text:p>75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53" calcext:value-type="float">
            <text:p>75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67" calcext:value-type="float">
            <text:p>76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68" calcext:value-type="float">
            <text:p>76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71" calcext:value-type="float">
            <text:p>77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73" calcext:value-type="float">
            <text:p>77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90" calcext:value-type="float">
            <text:p>79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91" calcext:value-type="float">
            <text:p>79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92" calcext:value-type="float">
            <text:p>79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93" calcext:value-type="float">
            <text:p>79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97" calcext:value-type="float">
            <text:p>79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798" calcext:value-type="float">
            <text:p>79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07" calcext:value-type="float">
            <text:p>80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09" calcext:value-type="float">
            <text:p>80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19" calcext:value-type="float">
            <text:p>81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21" calcext:value-type="float">
            <text:p>82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22" calcext:value-type="float">
            <text:p>82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23" calcext:value-type="float">
            <text:p>82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32" calcext:value-type="float">
            <text:p>83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36" calcext:value-type="float">
            <text:p>83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1" calcext:value-type="float">
            <text:p>84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3" calcext:value-type="float">
            <text:p>84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7" calcext:value-type="float">
            <text:p>84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8" calcext:value-type="float">
            <text:p>84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49" calcext:value-type="float">
            <text:p>84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54" calcext:value-type="float">
            <text:p>85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56" calcext:value-type="float">
            <text:p>85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64" calcext:value-type="float">
            <text:p>86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65" calcext:value-type="float">
            <text:p>86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72" calcext:value-type="float">
            <text:p>87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74" calcext:value-type="float">
            <text:p>87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77" calcext:value-type="float">
            <text:p>87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78" calcext:value-type="float">
            <text:p>87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79" calcext:value-type="float">
            <text:p>87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81" calcext:value-type="float">
            <text:p>88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82" calcext:value-type="float">
            <text:p>88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89" calcext:value-type="float">
            <text:p>88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90" calcext:value-type="float">
            <text:p>89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91" calcext:value-type="float">
            <text:p>89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93" calcext:value-type="float">
            <text:p>89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896" calcext:value-type="float">
            <text:p>89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3" calcext:value-type="float">
            <text:p>91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4" calcext:value-type="float">
            <text:p>91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5" calcext:value-type="float">
            <text:p>91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6" calcext:value-type="float">
            <text:p>91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18" calcext:value-type="float">
            <text:p>91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31" calcext:value-type="float">
            <text:p>93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32" calcext:value-type="float">
            <text:p>93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33" calcext:value-type="float">
            <text:p>93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35" calcext:value-type="float">
            <text:p>93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41" calcext:value-type="float">
            <text:p>94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42" calcext:value-type="float">
            <text:p>94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43" calcext:value-type="float">
            <text:p>94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52" calcext:value-type="float">
            <text:p>95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53" calcext:value-type="float">
            <text:p>95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54" calcext:value-type="float">
            <text:p>95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56" calcext:value-type="float">
            <text:p>95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57" calcext:value-type="float">
            <text:p>95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67" calcext:value-type="float">
            <text:p>96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69" calcext:value-type="float">
            <text:p>96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70" calcext:value-type="float">
            <text:p>97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75" calcext:value-type="float">
            <text:p>97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77" calcext:value-type="float">
            <text:p>97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79" calcext:value-type="float">
            <text:p>97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86" calcext:value-type="float">
            <text:p>98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87" calcext:value-type="float">
            <text:p>98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88" calcext:value-type="float">
            <text:p>98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990" calcext:value-type="float">
            <text:p>99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04" calcext:value-type="float">
            <text:p>100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09" calcext:value-type="float">
            <text:p>100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12" calcext:value-type="float">
            <text:p>101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36" calcext:value-type="float">
            <text:p>103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39" calcext:value-type="float">
            <text:p>103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43" calcext:value-type="float">
            <text:p>104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44" calcext:value-type="float">
            <text:p>104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53" calcext:value-type="float">
            <text:p>105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54" calcext:value-type="float">
            <text:p>105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55" calcext:value-type="float">
            <text:p>105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68" calcext:value-type="float">
            <text:p>106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69" calcext:value-type="float">
            <text:p>106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0" calcext:value-type="float">
            <text:p>107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1" calcext:value-type="float">
            <text:p>107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2" calcext:value-type="float">
            <text:p>107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4" calcext:value-type="float">
            <text:p>108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5" calcext:value-type="float">
            <text:p>108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8" calcext:value-type="float">
            <text:p>108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089" calcext:value-type="float">
            <text:p>108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 table:number-rows-repeated="104823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20. Transportes y servicios Terrestres, S.A   " table:style-name="ta1">
        <table:table-column table:style-name="co8" table:default-cell-style-name="ce6"/>
        <table:table-column table:style-name="co13" table:default-cell-style-name="ce6"/>
        <table:table-column table:style-name="co8" table:default-cell-style-name="ce6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2" calcext:value-type="float">
            <text:p>49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3" calcext:value-type="float">
            <text:p>49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5" calcext:value-type="float">
            <text:p>4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6" calcext:value-type="float">
            <text:p>49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7" calcext:value-type="float">
            <text:p>49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9" calcext:value-type="float">
            <text:p>4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1" calcext:value-type="float">
            <text:p>5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3" calcext:value-type="float">
            <text:p>50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6" calcext:value-type="float">
            <text:p>50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7" calcext:value-type="float">
            <text:p>50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8" calcext:value-type="float">
            <text:p>50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3" calcext:value-type="float">
            <text:p>5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5" calcext:value-type="float">
            <text:p>5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6" calcext:value-type="float">
            <text:p>51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7" calcext:value-type="float">
            <text:p>5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8" calcext:value-type="float">
            <text:p>51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9" calcext:value-type="float">
            <text:p>5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0" calcext:value-type="float">
            <text:p>52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1" calcext:value-type="float">
            <text:p>52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2" calcext:value-type="float">
            <text:p>5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6" calcext:value-type="float">
            <text:p>5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7" calcext:value-type="float">
            <text:p>5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8" calcext:value-type="float">
            <text:p>5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9" calcext:value-type="float">
            <text:p>52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30" calcext:value-type="float">
            <text:p>53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31" calcext:value-type="float">
            <text:p>5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32" calcext:value-type="float">
            <text:p>53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33" calcext:value-type="float">
            <text:p>53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34" calcext:value-type="float">
            <text:p>53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35" calcext:value-type="float">
            <text:p>5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37" calcext:value-type="float">
            <text:p>53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39" calcext:value-type="float">
            <text:p>5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40" calcext:value-type="float">
            <text:p>5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42" calcext:value-type="float">
            <text:p>5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44" calcext:value-type="float">
            <text:p>5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45" calcext:value-type="float">
            <text:p>54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47" calcext:value-type="float">
            <text:p>5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48" calcext:value-type="float">
            <text:p>5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49" calcext:value-type="float">
            <text:p>5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0" calcext:value-type="float">
            <text:p>55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2" calcext:value-type="float">
            <text:p>55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3" calcext:value-type="float">
            <text:p>55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5" calcext:value-type="float">
            <text:p>5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6" calcext:value-type="float">
            <text:p>55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7" calcext:value-type="float">
            <text:p>55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8" calcext:value-type="float">
            <text:p>55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61" calcext:value-type="float">
            <text:p>56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62" calcext:value-type="float">
            <text:p>56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63" calcext:value-type="float">
            <text:p>56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64" calcext:value-type="float">
            <text:p>56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66" calcext:value-type="float">
            <text:p>56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68" calcext:value-type="float">
            <text:p>5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0" calcext:value-type="float">
            <text:p>57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1" calcext:value-type="float">
            <text:p>57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3" calcext:value-type="float">
            <text:p>57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4" calcext:value-type="float">
            <text:p>57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5" calcext:value-type="float">
            <text:p>57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6" calcext:value-type="float">
            <text:p>57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7" calcext:value-type="float">
            <text:p>57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8" calcext:value-type="float">
            <text:p>57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9" calcext:value-type="float">
            <text:p>57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80" calcext:value-type="float">
            <text:p>58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81" calcext:value-type="float">
            <text:p>58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82" calcext:value-type="float">
            <text:p>58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84" calcext:value-type="float">
            <text:p>58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85" calcext:value-type="float">
            <text:p>58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86" calcext:value-type="float">
            <text:p>58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89" calcext:value-type="float">
            <text:p>58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90" calcext:value-type="float">
            <text:p>59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92" calcext:value-type="float">
            <text:p>59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94" calcext:value-type="float">
            <text:p>59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95" calcext:value-type="float">
            <text:p>5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96" calcext:value-type="float">
            <text:p>59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97" calcext:value-type="float">
            <text:p>59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99" calcext:value-type="float">
            <text:p>5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00" calcext:value-type="float">
            <text:p>60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04" calcext:value-type="float">
            <text:p>60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05" calcext:value-type="float">
            <text:p>60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06" calcext:value-type="float">
            <text:p>60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07" calcext:value-type="float">
            <text:p>60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08" calcext:value-type="float">
            <text:p>60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09" calcext:value-type="float">
            <text:p>6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10" calcext:value-type="float">
            <text:p>6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12" calcext:value-type="float">
            <text:p>6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13" calcext:value-type="float">
            <text:p>6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14" calcext:value-type="float">
            <text:p>6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15" calcext:value-type="float">
            <text:p>6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20" calcext:value-type="float">
            <text:p>62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21" calcext:value-type="float">
            <text:p>62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22" calcext:value-type="float">
            <text:p>6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23" calcext:value-type="float">
            <text:p>6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24" calcext:value-type="float">
            <text:p>6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26" calcext:value-type="float">
            <text:p>6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29" calcext:value-type="float">
            <text:p>62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30" calcext:value-type="float">
            <text:p>63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31" calcext:value-type="float">
            <text:p>6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32" calcext:value-type="float">
            <text:p>63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33" calcext:value-type="float">
            <text:p>63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39" calcext:value-type="float">
            <text:p>6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40" calcext:value-type="float">
            <text:p>6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41" calcext:value-type="float">
            <text:p>64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44" calcext:value-type="float">
            <text:p>6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45" calcext:value-type="float">
            <text:p>64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48" calcext:value-type="float">
            <text:p>6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49" calcext:value-type="float">
            <text:p>6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0" calcext:value-type="float">
            <text:p>65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1" calcext:value-type="float">
            <text:p>65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2" calcext:value-type="float">
            <text:p>65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3" calcext:value-type="float">
            <text:p>65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4" calcext:value-type="float">
            <text:p>65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5" calcext:value-type="float">
            <text:p>6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6" calcext:value-type="float">
            <text:p>65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7" calcext:value-type="float">
            <text:p>65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8" calcext:value-type="float">
            <text:p>65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9" calcext:value-type="float">
            <text:p>65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02" calcext:value-type="float">
            <text:p>15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04" calcext:value-type="float">
            <text:p>15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05" calcext:value-type="float">
            <text:p>15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0" calcext:value-type="float">
            <text:p>15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1" calcext:value-type="float">
            <text:p>15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2" calcext:value-type="float">
            <text:p>15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4" calcext:value-type="float">
            <text:p>15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5" calcext:value-type="float">
            <text:p>15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6" calcext:value-type="float">
            <text:p>15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7" calcext:value-type="float">
            <text:p>15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8" calcext:value-type="float">
            <text:p>15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9" calcext:value-type="float">
            <text:p>15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21" calcext:value-type="float">
            <text:p>15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24" calcext:value-type="float">
            <text:p>15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25" calcext:value-type="float">
            <text:p>15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26" calcext:value-type="float">
            <text:p>15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27" calcext:value-type="float">
            <text:p>15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28" calcext:value-type="float">
            <text:p>15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29" calcext:value-type="float">
            <text:p>15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32" calcext:value-type="float">
            <text:p>15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34" calcext:value-type="float">
            <text:p>15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35" calcext:value-type="float">
            <text:p>15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37" calcext:value-type="float">
            <text:p>15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39" calcext:value-type="float">
            <text:p>15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40" calcext:value-type="float">
            <text:p>15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42" calcext:value-type="float">
            <text:p>15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43" calcext:value-type="float">
            <text:p>15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44" calcext:value-type="float">
            <text:p>15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45" calcext:value-type="float">
            <text:p>15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46" calcext:value-type="float">
            <text:p>15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48" calcext:value-type="float">
            <text:p>15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51" calcext:value-type="float">
            <text:p>15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52" calcext:value-type="float">
            <text:p>15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55" calcext:value-type="float">
            <text:p>15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58" calcext:value-type="float">
            <text:p>15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59" calcext:value-type="float">
            <text:p>15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61" calcext:value-type="float">
            <text:p>15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62" calcext:value-type="float">
            <text:p>15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63" calcext:value-type="float">
            <text:p>15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64" calcext:value-type="float">
            <text:p>15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68" calcext:value-type="float">
            <text:p>15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69" calcext:value-type="float">
            <text:p>15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70" calcext:value-type="float">
            <text:p>15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71" calcext:value-type="float">
            <text:p>15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72" calcext:value-type="float">
            <text:p>15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74" calcext:value-type="float">
            <text:p>15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75" calcext:value-type="float">
            <text:p>15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76" calcext:value-type="float">
            <text:p>15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78" calcext:value-type="float">
            <text:p>15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81" calcext:value-type="float">
            <text:p>15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82" calcext:value-type="float">
            <text:p>15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83" calcext:value-type="float">
            <text:p>15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84" calcext:value-type="float">
            <text:p>158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85" calcext:value-type="float">
            <text:p>15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86" calcext:value-type="float">
            <text:p>15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88" calcext:value-type="float">
            <text:p>15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92" calcext:value-type="float">
            <text:p>15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93" calcext:value-type="float">
            <text:p>15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94" calcext:value-type="float">
            <text:p>159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95" calcext:value-type="float">
            <text:p>15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96" calcext:value-type="float">
            <text:p>15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97" calcext:value-type="float">
            <text:p>15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98" calcext:value-type="float">
            <text:p>15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00" calcext:value-type="float">
            <text:p>16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01" calcext:value-type="float">
            <text:p>16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05" calcext:value-type="float">
            <text:p>16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07" calcext:value-type="float">
            <text:p>160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09" calcext:value-type="float">
            <text:p>16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10" calcext:value-type="float">
            <text:p>16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12" calcext:value-type="float">
            <text:p>16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13" calcext:value-type="float">
            <text:p>16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14" calcext:value-type="float">
            <text:p>16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15" calcext:value-type="float">
            <text:p>16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16" calcext:value-type="float">
            <text:p>16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17" calcext:value-type="float">
            <text:p>16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18" calcext:value-type="float">
            <text:p>16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20" calcext:value-type="float">
            <text:p>16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22" calcext:value-type="float">
            <text:p>16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23" calcext:value-type="float">
            <text:p>16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24" calcext:value-type="float">
            <text:p>16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26" calcext:value-type="float">
            <text:p>16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28" calcext:value-type="float">
            <text:p>16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30" calcext:value-type="float">
            <text:p>16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32" calcext:value-type="float">
            <text:p>16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33" calcext:value-type="float">
            <text:p>16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34" calcext:value-type="float">
            <text:p>16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35" calcext:value-type="float">
            <text:p>16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36" calcext:value-type="float">
            <text:p>16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41" calcext:value-type="float">
            <text:p>16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43" calcext:value-type="float">
            <text:p>16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44" calcext:value-type="float">
            <text:p>16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45" calcext:value-type="float">
            <text:p>16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48" calcext:value-type="float">
            <text:p>16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49" calcext:value-type="float">
            <text:p>164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50" calcext:value-type="float">
            <text:p>16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52" calcext:value-type="float">
            <text:p>16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53" calcext:value-type="float">
            <text:p>16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56" calcext:value-type="float">
            <text:p>16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59" calcext:value-type="float">
            <text:p>16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0" calcext:value-type="float">
            <text:p>166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2" calcext:value-type="float">
            <text:p>16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3" calcext:value-type="float">
            <text:p>16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4" calcext:value-type="float">
            <text:p>16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5" calcext:value-type="float">
            <text:p>166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7" calcext:value-type="float">
            <text:p>16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8" calcext:value-type="float">
            <text:p>166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9" calcext:value-type="float">
            <text:p>16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72" calcext:value-type="float">
            <text:p>167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73" calcext:value-type="float">
            <text:p>16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74" calcext:value-type="float">
            <text:p>16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75" calcext:value-type="float">
            <text:p>167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77" calcext:value-type="float">
            <text:p>16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78" calcext:value-type="float">
            <text:p>16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79" calcext:value-type="float">
            <text:p>167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80" calcext:value-type="float">
            <text:p>168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81" calcext:value-type="float">
            <text:p>16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82" calcext:value-type="float">
            <text:p>16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83" calcext:value-type="float">
            <text:p>16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86" calcext:value-type="float">
            <text:p>16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87" calcext:value-type="float">
            <text:p>16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88" calcext:value-type="float">
            <text:p>168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91" calcext:value-type="float">
            <text:p>16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92" calcext:value-type="float">
            <text:p>16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93" calcext:value-type="float">
            <text:p>16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94" calcext:value-type="float">
            <text:p>169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95" calcext:value-type="float">
            <text:p>169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96" calcext:value-type="float">
            <text:p>16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98" calcext:value-type="float">
            <text:p>16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99" calcext:value-type="float">
            <text:p>16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00" calcext:value-type="float">
            <text:p>170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02" calcext:value-type="float">
            <text:p>17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04" calcext:value-type="float">
            <text:p>17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05" calcext:value-type="float">
            <text:p>17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06" calcext:value-type="float">
            <text:p>17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08" calcext:value-type="float">
            <text:p>17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09" calcext:value-type="float">
            <text:p>17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10" calcext:value-type="float">
            <text:p>17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11" calcext:value-type="float">
            <text:p>17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12" calcext:value-type="float">
            <text:p>17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13" calcext:value-type="float">
            <text:p>17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14" calcext:value-type="float">
            <text:p>17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15" calcext:value-type="float">
            <text:p>17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17" calcext:value-type="float">
            <text:p>17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20" calcext:value-type="float">
            <text:p>17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21" calcext:value-type="float">
            <text:p>17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23" calcext:value-type="float">
            <text:p>17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24" calcext:value-type="float">
            <text:p>17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27" calcext:value-type="float">
            <text:p>17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35" calcext:value-type="float">
            <text:p>17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36" calcext:value-type="float">
            <text:p>17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38" calcext:value-type="float">
            <text:p>17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39" calcext:value-type="float">
            <text:p>17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41" calcext:value-type="float">
            <text:p>17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42" calcext:value-type="float">
            <text:p>17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43" calcext:value-type="float">
            <text:p>17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46" calcext:value-type="float">
            <text:p>17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47" calcext:value-type="float">
            <text:p>17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48" calcext:value-type="float">
            <text:p>17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50" calcext:value-type="float">
            <text:p>17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52" calcext:value-type="float">
            <text:p>17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53" calcext:value-type="float">
            <text:p>17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54" calcext:value-type="float">
            <text:p>17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55" calcext:value-type="float">
            <text:p>17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56" calcext:value-type="float">
            <text:p>17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57" calcext:value-type="float">
            <text:p>17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0" calcext:value-type="float">
            <text:p>176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1" calcext:value-type="float">
            <text:p>176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2" calcext:value-type="float">
            <text:p>17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3" calcext:value-type="float">
            <text:p>17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5" calcext:value-type="float">
            <text:p>176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6" calcext:value-type="float">
            <text:p>17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7" calcext:value-type="float">
            <text:p>17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8" calcext:value-type="float">
            <text:p>176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9" calcext:value-type="float">
            <text:p>17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70" calcext:value-type="float">
            <text:p>17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72" calcext:value-type="float">
            <text:p>177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74" calcext:value-type="float">
            <text:p>17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75" calcext:value-type="float">
            <text:p>177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76" calcext:value-type="float">
            <text:p>177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77" calcext:value-type="float">
            <text:p>17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78" calcext:value-type="float">
            <text:p>17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0" calcext:value-type="float">
            <text:p>178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2" calcext:value-type="float">
            <text:p>17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3" calcext:value-type="float">
            <text:p>17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5" calcext:value-type="float">
            <text:p>17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6" calcext:value-type="float">
            <text:p>17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7" calcext:value-type="float">
            <text:p>17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8" calcext:value-type="float">
            <text:p>178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9" calcext:value-type="float">
            <text:p>17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90" calcext:value-type="float">
            <text:p>179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91" calcext:value-type="float">
            <text:p>17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92" calcext:value-type="float">
            <text:p>17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93" calcext:value-type="float">
            <text:p>17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95" calcext:value-type="float">
            <text:p>179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97" calcext:value-type="float">
            <text:p>17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98" calcext:value-type="float">
            <text:p>17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99" calcext:value-type="float">
            <text:p>17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 table:number-rows-repeated="104826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21. Enriqueta del Carmen Lopez  " table:style-name="ta1">
        <table:table-column table:style-name="co8" table:default-cell-style-name="ce6"/>
        <table:table-column table:style-name="co14" table:default-cell-style-name="ce6"/>
        <table:table-column table:style-name="co8" table:default-cell-style-name="ce6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01" calcext:value-type="float">
            <text:p>5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02" calcext:value-type="float">
            <text:p>5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02" calcext:value-type="float">
            <text:p>5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03" calcext:value-type="float">
            <text:p>50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03" calcext:value-type="float">
            <text:p>50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04" calcext:value-type="float">
            <text:p>50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05" calcext:value-type="float">
            <text:p>50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05" calcext:value-type="float">
            <text:p>50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06" calcext:value-type="float">
            <text:p>50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07" calcext:value-type="float">
            <text:p>50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07" calcext:value-type="float">
            <text:p>50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08" calcext:value-type="float">
            <text:p>50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09" calcext:value-type="float">
            <text:p>5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09" calcext:value-type="float">
            <text:p>5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10" calcext:value-type="float">
            <text:p>5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10" calcext:value-type="float">
            <text:p>51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11" calcext:value-type="float">
            <text:p>5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11" calcext:value-type="float">
            <text:p>5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12" calcext:value-type="float">
            <text:p>5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12" calcext:value-type="float">
            <text:p>5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13" calcext:value-type="float">
            <text:p>5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13" calcext:value-type="float">
            <text:p>5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14" calcext:value-type="float">
            <text:p>5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14" calcext:value-type="float">
            <text:p>5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15" calcext:value-type="float">
            <text:p>5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6" calcext:value-type="float">
            <text:p>51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16" calcext:value-type="float">
            <text:p>51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17" calcext:value-type="float">
            <text:p>5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17" calcext:value-type="float">
            <text:p>5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18" calcext:value-type="float">
            <text:p>51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18" calcext:value-type="float">
            <text:p>51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19" calcext:value-type="float">
            <text:p>5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19" calcext:value-type="float">
            <text:p>5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20" calcext:value-type="float">
            <text:p>52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20" calcext:value-type="float">
            <text:p>52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21" calcext:value-type="float">
            <text:p>52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21" calcext:value-type="float">
            <text:p>52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22" calcext:value-type="float">
            <text:p>5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22" calcext:value-type="float">
            <text:p>5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23" calcext:value-type="float">
            <text:p>5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23" calcext:value-type="float">
            <text:p>5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24" calcext:value-type="float">
            <text:p>5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24" calcext:value-type="float">
            <text:p>5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25" calcext:value-type="float">
            <text:p>52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25" calcext:value-type="float">
            <text:p>52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26" calcext:value-type="float">
            <text:p>5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26" calcext:value-type="float">
            <text:p>52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27" calcext:value-type="float">
            <text:p>52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27" calcext:value-type="float">
            <text:p>5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28" calcext:value-type="float">
            <text:p>52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28" calcext:value-type="float">
            <text:p>5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29" calcext:value-type="float">
            <text:p>52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29" calcext:value-type="float">
            <text:p>5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30" calcext:value-type="float">
            <text:p>53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30" calcext:value-type="float">
            <text:p>5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31" calcext:value-type="float">
            <text:p>53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31" calcext:value-type="float">
            <text:p>5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32" calcext:value-type="float">
            <text:p>53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32" calcext:value-type="float">
            <text:p>5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33" calcext:value-type="float">
            <text:p>53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34" calcext:value-type="float">
            <text:p>53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34" calcext:value-type="float">
            <text:p>5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35" calcext:value-type="float">
            <text:p>53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36" calcext:value-type="float">
            <text:p>53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36" calcext:value-type="float">
            <text:p>5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37" calcext:value-type="float">
            <text:p>53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38" calcext:value-type="float">
            <text:p>53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38" calcext:value-type="float">
            <text:p>5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39" calcext:value-type="float">
            <text:p>53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39" calcext:value-type="float">
            <text:p>5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40" calcext:value-type="float">
            <text:p>54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41" calcext:value-type="float">
            <text:p>54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41" calcext:value-type="float">
            <text:p>5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42" calcext:value-type="float">
            <text:p>54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42" calcext:value-type="float">
            <text:p>5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43" calcext:value-type="float">
            <text:p>54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43" calcext:value-type="float">
            <text:p>5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44" calcext:value-type="float">
            <text:p>54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45" calcext:value-type="float">
            <text:p>54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45" calcext:value-type="float">
            <text:p>5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46" calcext:value-type="float">
            <text:p>54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46" calcext:value-type="float">
            <text:p>5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47" calcext:value-type="float">
            <text:p>54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48" calcext:value-type="float">
            <text:p>54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48" calcext:value-type="float">
            <text:p>5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49" calcext:value-type="float">
            <text:p>54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49" calcext:value-type="float">
            <text:p>54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50" calcext:value-type="float">
            <text:p>55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50" calcext:value-type="float">
            <text:p>5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51" calcext:value-type="float">
            <text:p>55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51" calcext:value-type="float">
            <text:p>5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52" calcext:value-type="float">
            <text:p>55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52" calcext:value-type="float">
            <text:p>5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53" calcext:value-type="float">
            <text:p>5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54" calcext:value-type="float">
            <text:p>55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54" calcext:value-type="float">
            <text:p>5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55" calcext:value-type="float">
            <text:p>55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55" calcext:value-type="float">
            <text:p>5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56" calcext:value-type="float">
            <text:p>55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56" calcext:value-type="float">
            <text:p>5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57" calcext:value-type="float">
            <text:p>5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58" calcext:value-type="float">
            <text:p>55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58" calcext:value-type="float">
            <text:p>5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59" calcext:value-type="float">
            <text:p>55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60" calcext:value-type="float">
            <text:p>56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60" calcext:value-type="float">
            <text:p>5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61" calcext:value-type="float">
            <text:p>56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61" calcext:value-type="float">
            <text:p>5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62" calcext:value-type="float">
            <text:p>56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62" calcext:value-type="float">
            <text:p>5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63" calcext:value-type="float">
            <text:p>56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63" calcext:value-type="float">
            <text:p>5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64" calcext:value-type="float">
            <text:p>56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65" calcext:value-type="float">
            <text:p>56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65" calcext:value-type="float">
            <text:p>5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66" calcext:value-type="float">
            <text:p>56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66" calcext:value-type="float">
            <text:p>5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67" calcext:value-type="float">
            <text:p>5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68" calcext:value-type="float">
            <text:p>56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68" calcext:value-type="float">
            <text:p>5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69" calcext:value-type="float">
            <text:p>56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69" calcext:value-type="float">
            <text:p>5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70" calcext:value-type="float">
            <text:p>57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70" calcext:value-type="float">
            <text:p>5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71" calcext:value-type="float">
            <text:p>5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72" calcext:value-type="float">
            <text:p>57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72" calcext:value-type="float">
            <text:p>5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73" calcext:value-type="float">
            <text:p>57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73" calcext:value-type="float">
            <text:p>5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74" calcext:value-type="float">
            <text:p>57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74" calcext:value-type="float">
            <text:p>5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75" calcext:value-type="float">
            <text:p>57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575" calcext:value-type="float">
            <text:p>5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76" calcext:value-type="float">
            <text:p>57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77" calcext:value-type="float">
            <text:p>57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78" calcext:value-type="float">
            <text:p>57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79" calcext:value-type="float">
            <text:p>57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80" calcext:value-type="float">
            <text:p>58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81" calcext:value-type="float">
            <text:p>58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83" calcext:value-type="float">
            <text:p>58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84" calcext:value-type="float">
            <text:p>58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85" calcext:value-type="float">
            <text:p>58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86" calcext:value-type="float">
            <text:p>58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87" calcext:value-type="float">
            <text:p>58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88" calcext:value-type="float">
            <text:p>58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89" calcext:value-type="float">
            <text:p>58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90" calcext:value-type="float">
            <text:p>59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91" calcext:value-type="float">
            <text:p>5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92" calcext:value-type="float">
            <text:p>59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93" calcext:value-type="float">
            <text:p>59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94" calcext:value-type="float">
            <text:p>59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95" calcext:value-type="float">
            <text:p>59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96" calcext:value-type="float">
            <text:p>59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97" calcext:value-type="float">
            <text:p>59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98" calcext:value-type="float">
            <text:p>59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98" calcext:value-type="float">
            <text:p>59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599" calcext:value-type="float">
            <text:p>59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00" calcext:value-type="float">
            <text:p>60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01" calcext:value-type="float">
            <text:p>60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02" calcext:value-type="float">
            <text:p>60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03" calcext:value-type="float">
            <text:p>60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04" calcext:value-type="float">
            <text:p>60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05" calcext:value-type="float">
            <text:p>60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07" calcext:value-type="float">
            <text:p>60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08" calcext:value-type="float">
            <text:p>60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09" calcext:value-type="float">
            <text:p>60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11" calcext:value-type="float">
            <text:p>611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12" calcext:value-type="float">
            <text:p>61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13" calcext:value-type="float">
            <text:p>61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14" calcext:value-type="float">
            <text:p>61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15" calcext:value-type="float">
            <text:p>615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16" calcext:value-type="float">
            <text:p>616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17" calcext:value-type="float">
            <text:p>617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18" calcext:value-type="float">
            <text:p>618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19" calcext:value-type="float">
            <text:p>619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20" calcext:value-type="float">
            <text:p>620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22" calcext:value-type="float">
            <text:p>622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23" calcext:value-type="float">
            <text:p>623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24" calcext:value-type="float">
            <text:p>624</text:p>
          </table:table-cell>
          <table:table-cell office:value-type="float" office:value="2013" calcext:value-type="float">
            <text:p>2013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25" calcext:value-type="float">
            <text:p>6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26" calcext:value-type="float">
            <text:p>6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27" calcext:value-type="float">
            <text:p>6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28" calcext:value-type="float">
            <text:p>6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29" calcext:value-type="float">
            <text:p>6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30" calcext:value-type="float">
            <text:p>6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31" calcext:value-type="float">
            <text:p>6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32" calcext:value-type="float">
            <text:p>6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33" calcext:value-type="float">
            <text:p>6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34" calcext:value-type="float">
            <text:p>6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35" calcext:value-type="float">
            <text:p>6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36" calcext:value-type="float">
            <text:p>6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37" calcext:value-type="float">
            <text:p>6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38" calcext:value-type="float">
            <text:p>6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39" calcext:value-type="float">
            <text:p>6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40" calcext:value-type="float">
            <text:p>6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41" calcext:value-type="float">
            <text:p>6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42" calcext:value-type="float">
            <text:p>6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43" calcext:value-type="float">
            <text:p>6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44" calcext:value-type="float">
            <text:p>6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45" calcext:value-type="float">
            <text:p>6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46" calcext:value-type="float">
            <text:p>6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47" calcext:value-type="float">
            <text:p>6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48" calcext:value-type="float">
            <text:p>6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50" calcext:value-type="float">
            <text:p>6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51" calcext:value-type="float">
            <text:p>6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52" calcext:value-type="float">
            <text:p>6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53" calcext:value-type="float">
            <text:p>6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54" calcext:value-type="float">
            <text:p>6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55" calcext:value-type="float">
            <text:p>6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56" calcext:value-type="float">
            <text:p>6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57" calcext:value-type="float">
            <text:p>6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58" calcext:value-type="float">
            <text:p>6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59" calcext:value-type="float">
            <text:p>6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60" calcext:value-type="float">
            <text:p>6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61" calcext:value-type="float">
            <text:p>6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63" calcext:value-type="float">
            <text:p>6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64" calcext:value-type="float">
            <text:p>6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65" calcext:value-type="float">
            <text:p>6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66" calcext:value-type="float">
            <text:p>6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67" calcext:value-type="float">
            <text:p>6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68" calcext:value-type="float">
            <text:p>6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69" calcext:value-type="float">
            <text:p>6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70" calcext:value-type="float">
            <text:p>6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70" calcext:value-type="float">
            <text:p>6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72" calcext:value-type="float">
            <text:p>6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73" calcext:value-type="float">
            <text:p>6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74" calcext:value-type="float">
            <text:p>6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75" calcext:value-type="float">
            <text:p>6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77" calcext:value-type="float">
            <text:p>6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78" calcext:value-type="float">
            <text:p>6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79" calcext:value-type="float">
            <text:p>6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80" calcext:value-type="float">
            <text:p>6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81" calcext:value-type="float">
            <text:p>6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82" calcext:value-type="float">
            <text:p>6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83" calcext:value-type="float">
            <text:p>6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85" calcext:value-type="float">
            <text:p>6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86" calcext:value-type="float">
            <text:p>6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88" calcext:value-type="float">
            <text:p>6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91" calcext:value-type="float">
            <text:p>6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92" calcext:value-type="float">
            <text:p>6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93" calcext:value-type="float">
            <text:p>6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94" calcext:value-type="float">
            <text:p>69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95" calcext:value-type="float">
            <text:p>6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96" calcext:value-type="float">
            <text:p>6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97" calcext:value-type="float">
            <text:p>6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98" calcext:value-type="float">
            <text:p>6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699" calcext:value-type="float">
            <text:p>6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00" calcext:value-type="float">
            <text:p>7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01" calcext:value-type="float">
            <text:p>7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02" calcext:value-type="float">
            <text:p>7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03" calcext:value-type="float">
            <text:p>70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05" calcext:value-type="float">
            <text:p>7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06" calcext:value-type="float">
            <text:p>70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07" calcext:value-type="float">
            <text:p>70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08" calcext:value-type="float">
            <text:p>7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09" calcext:value-type="float">
            <text:p>7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10" calcext:value-type="float">
            <text:p>7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11" calcext:value-type="float">
            <text:p>7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12" calcext:value-type="float">
            <text:p>7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13" calcext:value-type="float">
            <text:p>7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14" calcext:value-type="float">
            <text:p>7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15" calcext:value-type="float">
            <text:p>7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16" calcext:value-type="float">
            <text:p>7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17" calcext:value-type="float">
            <text:p>7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18" calcext:value-type="float">
            <text:p>7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19" calcext:value-type="float">
            <text:p>7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20" calcext:value-type="float">
            <text:p>7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721" calcext:value-type="float">
            <text:p>7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01" calcext:value-type="float">
            <text:p>8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01" calcext:value-type="float">
            <text:p>8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02" calcext:value-type="float">
            <text:p>8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02" calcext:value-type="float">
            <text:p>8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03" calcext:value-type="float">
            <text:p>8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03" calcext:value-type="float">
            <text:p>8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04" calcext:value-type="float">
            <text:p>8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04" calcext:value-type="float">
            <text:p>8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05" calcext:value-type="float">
            <text:p>8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05" calcext:value-type="float">
            <text:p>8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06" calcext:value-type="float">
            <text:p>8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06" calcext:value-type="float">
            <text:p>8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07" calcext:value-type="float">
            <text:p>8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07" calcext:value-type="float">
            <text:p>8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08" calcext:value-type="float">
            <text:p>8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08" calcext:value-type="float">
            <text:p>8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09" calcext:value-type="float">
            <text:p>8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09" calcext:value-type="float">
            <text:p>8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10" calcext:value-type="float">
            <text:p>8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11" calcext:value-type="float">
            <text:p>8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11" calcext:value-type="float">
            <text:p>8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12" calcext:value-type="float">
            <text:p>8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12" calcext:value-type="float">
            <text:p>8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13" calcext:value-type="float">
            <text:p>8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13" calcext:value-type="float">
            <text:p>8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14" calcext:value-type="float">
            <text:p>8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14" calcext:value-type="float">
            <text:p>8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15" calcext:value-type="float">
            <text:p>8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15" calcext:value-type="float">
            <text:p>8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16" calcext:value-type="float">
            <text:p>8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16" calcext:value-type="float">
            <text:p>8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17" calcext:value-type="float">
            <text:p>8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18" calcext:value-type="float">
            <text:p>8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18" calcext:value-type="float">
            <text:p>8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19" calcext:value-type="float">
            <text:p>8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19" calcext:value-type="float">
            <text:p>8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20" calcext:value-type="float">
            <text:p>8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20" calcext:value-type="float">
            <text:p>8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21" calcext:value-type="float">
            <text:p>8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21" calcext:value-type="float">
            <text:p>8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22" calcext:value-type="float">
            <text:p>8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22" calcext:value-type="float">
            <text:p>8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23" calcext:value-type="float">
            <text:p>8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23" calcext:value-type="float">
            <text:p>8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24" calcext:value-type="float">
            <text:p>8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24" calcext:value-type="float">
            <text:p>8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25" calcext:value-type="float">
            <text:p>8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25" calcext:value-type="float">
            <text:p>8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26" calcext:value-type="float">
            <text:p>8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26" calcext:value-type="float">
            <text:p>8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27" calcext:value-type="float">
            <text:p>8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27" calcext:value-type="float">
            <text:p>8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28" calcext:value-type="float">
            <text:p>8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28" calcext:value-type="float">
            <text:p>8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829" calcext:value-type="float">
            <text:p>8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29" calcext:value-type="float">
            <text:p>8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30" calcext:value-type="float">
            <text:p>8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31" calcext:value-type="float">
            <text:p>8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32" calcext:value-type="float">
            <text:p>8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33" calcext:value-type="float">
            <text:p>8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34" calcext:value-type="float">
            <text:p>8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35" calcext:value-type="float">
            <text:p>8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36" calcext:value-type="float">
            <text:p>8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37" calcext:value-type="float">
            <text:p>8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38" calcext:value-type="float">
            <text:p>8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39" calcext:value-type="float">
            <text:p>8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40" calcext:value-type="float">
            <text:p>8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float" office:value="841" calcext:value-type="float">
            <text:p>841</text:p>
          </table:table-cell>
          <table:table-cell office:value-type="float" office:value="2015" calcext:value-type="float">
            <text:p>2015</text:p>
          </table:table-cell>
        </table:table-row>
      </table:table>
      <table:table table:name="22. Erwin Ronal Castellanos Pinelo  " table:style-name="ta1">
        <table:table-column table:style-name="co8" table:default-cell-style-name="Default"/>
        <table:table-column table:style-name="co15" table:default-cell-style-name="ce7"/>
        <table:table-column table:style-name="co8" table:default-cell-style-name="ce7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 table:number-rows-repeated="2">
          <table:table-cell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02" calcext:value-type="float">
            <text:p>100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03" calcext:value-type="float">
            <text:p>100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05" calcext:value-type="float">
            <text:p>100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06" calcext:value-type="float">
            <text:p>100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14" calcext:value-type="float">
            <text:p>101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15" calcext:value-type="float">
            <text:p>101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16" calcext:value-type="float">
            <text:p>101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21" calcext:value-type="float">
            <text:p>102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25" calcext:value-type="float">
            <text:p>102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30" calcext:value-type="float">
            <text:p>103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31" calcext:value-type="float">
            <text:p>103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37" calcext:value-type="float">
            <text:p>103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39" calcext:value-type="float">
            <text:p>103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40" calcext:value-type="float">
            <text:p>104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41" calcext:value-type="float">
            <text:p>104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43" calcext:value-type="float">
            <text:p>104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46" calcext:value-type="float">
            <text:p>104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55" calcext:value-type="float">
            <text:p>105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57" calcext:value-type="float">
            <text:p>105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64" calcext:value-type="float">
            <text:p>106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67" calcext:value-type="float">
            <text:p>106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72" calcext:value-type="float">
            <text:p>107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76" calcext:value-type="float">
            <text:p>107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77" calcext:value-type="float">
            <text:p>107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78" calcext:value-type="float">
            <text:p>107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84" calcext:value-type="float">
            <text:p>108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85" calcext:value-type="float">
            <text:p>108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89" calcext:value-type="float">
            <text:p>10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099" calcext:value-type="float">
            <text:p>109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03" calcext:value-type="float">
            <text:p>110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04" calcext:value-type="float">
            <text:p>110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10" calcext:value-type="float">
            <text:p>111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14" calcext:value-type="float">
            <text:p>111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15" calcext:value-type="float">
            <text:p>111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19" calcext:value-type="float">
            <text:p>111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25" calcext:value-type="float">
            <text:p>112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31" calcext:value-type="float">
            <text:p>113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33" calcext:value-type="float">
            <text:p>113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35" calcext:value-type="float">
            <text:p>113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39" calcext:value-type="float">
            <text:p>113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44" calcext:value-type="float">
            <text:p>114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47" calcext:value-type="float">
            <text:p>114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48" calcext:value-type="float">
            <text:p>114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49" calcext:value-type="float">
            <text:p>114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50" calcext:value-type="float">
            <text:p>115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52" calcext:value-type="float">
            <text:p>115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53" calcext:value-type="float">
            <text:p>115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54" calcext:value-type="float">
            <text:p>115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55" calcext:value-type="float">
            <text:p>115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58" calcext:value-type="float">
            <text:p>115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60" calcext:value-type="float">
            <text:p>116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63" calcext:value-type="float">
            <text:p>116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69" calcext:value-type="float">
            <text:p>116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71" calcext:value-type="float">
            <text:p>117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80" calcext:value-type="float">
            <text:p>118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81" calcext:value-type="float">
            <text:p>118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87" calcext:value-type="float">
            <text:p>11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88" calcext:value-type="float">
            <text:p>118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89" calcext:value-type="float">
            <text:p>118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91" calcext:value-type="float">
            <text:p>119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92" calcext:value-type="float">
            <text:p>119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197" calcext:value-type="float">
            <text:p>119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01" calcext:value-type="float">
            <text:p>120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02" calcext:value-type="float">
            <text:p>120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03" calcext:value-type="float">
            <text:p>120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06" calcext:value-type="float">
            <text:p>120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12" calcext:value-type="float">
            <text:p>121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13" calcext:value-type="float">
            <text:p>121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17" calcext:value-type="float">
            <text:p>121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18" calcext:value-type="float">
            <text:p>121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26" calcext:value-type="float">
            <text:p>122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32" calcext:value-type="float">
            <text:p>123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37" calcext:value-type="float">
            <text:p>123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38" calcext:value-type="float">
            <text:p>123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45" calcext:value-type="float">
            <text:p>124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48" calcext:value-type="float">
            <text:p>124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56" calcext:value-type="float">
            <text:p>125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67" calcext:value-type="float">
            <text:p>126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68" calcext:value-type="float">
            <text:p>126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74" calcext:value-type="float">
            <text:p>127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79" calcext:value-type="float">
            <text:p>127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80" calcext:value-type="float">
            <text:p>128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82" calcext:value-type="float">
            <text:p>128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85" calcext:value-type="float">
            <text:p>128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86" calcext:value-type="float">
            <text:p>128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87" calcext:value-type="float">
            <text:p>128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94" calcext:value-type="float">
            <text:p>129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95" calcext:value-type="float">
            <text:p>129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296" calcext:value-type="float">
            <text:p>129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296" calcext:value-type="float">
            <text:p>129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00" calcext:value-type="float">
            <text:p>130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07" calcext:value-type="float">
            <text:p>130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08" calcext:value-type="float">
            <text:p>130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09" calcext:value-type="float">
            <text:p>130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11" calcext:value-type="float">
            <text:p>131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14" calcext:value-type="float">
            <text:p>131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16" calcext:value-type="float">
            <text:p>131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17" calcext:value-type="float">
            <text:p>131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18" calcext:value-type="float">
            <text:p>131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19" calcext:value-type="float">
            <text:p>131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24" calcext:value-type="float">
            <text:p>132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25" calcext:value-type="float">
            <text:p>132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27" calcext:value-type="float">
            <text:p>1327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28" calcext:value-type="float">
            <text:p>1328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36" calcext:value-type="float">
            <text:p>133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39" calcext:value-type="float">
            <text:p>133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45" calcext:value-type="float">
            <text:p>134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46" calcext:value-type="float">
            <text:p>1346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52" calcext:value-type="float">
            <text:p>1352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53" calcext:value-type="float">
            <text:p>1353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54" calcext:value-type="float">
            <text:p>1354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55" calcext:value-type="float">
            <text:p>1355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59" calcext:value-type="float">
            <text:p>1359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61" calcext:value-type="float">
            <text:p>1361</text:p>
          </table:table-cell>
          <table:table-cell table:style-name="ce6" office:value-type="float" office:value="2013" calcext:value-type="float">
            <text:p>2013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75" calcext:value-type="float">
            <text:p>137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76" calcext:value-type="float">
            <text:p>137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78" calcext:value-type="float">
            <text:p>137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82" calcext:value-type="float">
            <text:p>138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86" calcext:value-type="float">
            <text:p>138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88" calcext:value-type="float">
            <text:p>138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89" calcext:value-type="float">
            <text:p>138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95" calcext:value-type="float">
            <text:p>139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397" calcext:value-type="float">
            <text:p>139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98" calcext:value-type="float">
            <text:p>139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399" calcext:value-type="float">
            <text:p>139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1400" calcext:value-type="float">
            <text:p>140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03" calcext:value-type="float">
            <text:p>140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04" calcext:value-type="float">
            <text:p>140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05" calcext:value-type="float">
            <text:p>140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10" calcext:value-type="float">
            <text:p>141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11" calcext:value-type="float">
            <text:p>141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14" calcext:value-type="float">
            <text:p>141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16" calcext:value-type="float">
            <text:p>141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23" calcext:value-type="float">
            <text:p>142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25" calcext:value-type="float">
            <text:p>142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27" calcext:value-type="float">
            <text:p>142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29" calcext:value-type="float">
            <text:p>142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30" calcext:value-type="float">
            <text:p>143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34" calcext:value-type="float">
            <text:p>143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35" calcext:value-type="float">
            <text:p>143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37" calcext:value-type="float">
            <text:p>143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38" calcext:value-type="float">
            <text:p>143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39" calcext:value-type="float">
            <text:p>143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41" calcext:value-type="float">
            <text:p>144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43" calcext:value-type="float">
            <text:p>144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44" calcext:value-type="float">
            <text:p>144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45" calcext:value-type="float">
            <text:p>144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52" calcext:value-type="float">
            <text:p>145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54" calcext:value-type="float">
            <text:p>145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58" calcext:value-type="float">
            <text:p>145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62" calcext:value-type="float">
            <text:p>146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69" calcext:value-type="float">
            <text:p>146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72" calcext:value-type="float">
            <text:p>147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73" calcext:value-type="float">
            <text:p>147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75" calcext:value-type="float">
            <text:p>147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77" calcext:value-type="float">
            <text:p>147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79" calcext:value-type="float">
            <text:p>147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88" calcext:value-type="float">
            <text:p>148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93" calcext:value-type="float">
            <text:p>149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98" calcext:value-type="float">
            <text:p>149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499" calcext:value-type="float">
            <text:p>149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02" calcext:value-type="float">
            <text:p>150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05" calcext:value-type="float">
            <text:p>150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06" calcext:value-type="float">
            <text:p>150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09" calcext:value-type="float">
            <text:p>150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23" calcext:value-type="float">
            <text:p>152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24" calcext:value-type="float">
            <text:p>152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25" calcext:value-type="float">
            <text:p>152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34" calcext:value-type="float">
            <text:p>153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37" calcext:value-type="float">
            <text:p>153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38" calcext:value-type="float">
            <text:p>153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39" calcext:value-type="float">
            <text:p>153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48" calcext:value-type="float">
            <text:p>154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52" calcext:value-type="float">
            <text:p>155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57" calcext:value-type="float">
            <text:p>155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58" calcext:value-type="float">
            <text:p>155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60" calcext:value-type="float">
            <text:p>156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61" calcext:value-type="float">
            <text:p>156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68" calcext:value-type="float">
            <text:p>156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69" calcext:value-type="float">
            <text:p>156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1570" calcext:value-type="float">
            <text:p>157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02" calcext:value-type="float">
            <text:p>220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07" calcext:value-type="float">
            <text:p>220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08" calcext:value-type="float">
            <text:p>220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09" calcext:value-type="float">
            <text:p>220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10" calcext:value-type="float">
            <text:p>221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13" calcext:value-type="float">
            <text:p>221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18" calcext:value-type="float">
            <text:p>221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19" calcext:value-type="float">
            <text:p>221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20" calcext:value-type="float">
            <text:p>222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21" calcext:value-type="float">
            <text:p>222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24" calcext:value-type="float">
            <text:p>222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25" calcext:value-type="float">
            <text:p>222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44" calcext:value-type="float">
            <text:p>224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45" calcext:value-type="float">
            <text:p>224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47" calcext:value-type="float">
            <text:p>224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50" calcext:value-type="float">
            <text:p>225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51" calcext:value-type="float">
            <text:p>225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52" calcext:value-type="float">
            <text:p>225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53" calcext:value-type="float">
            <text:p>225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55" calcext:value-type="float">
            <text:p>225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58" calcext:value-type="float">
            <text:p>225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59" calcext:value-type="float">
            <text:p>225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62" calcext:value-type="float">
            <text:p>226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64" calcext:value-type="float">
            <text:p>226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67" calcext:value-type="float">
            <text:p>226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71" calcext:value-type="float">
            <text:p>227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72" calcext:value-type="float">
            <text:p>227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73" calcext:value-type="float">
            <text:p>227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74" calcext:value-type="float">
            <text:p>227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82" calcext:value-type="float">
            <text:p>228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85" calcext:value-type="float">
            <text:p>228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86" calcext:value-type="float">
            <text:p>228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88" calcext:value-type="float">
            <text:p>228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93" calcext:value-type="float">
            <text:p>229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94" calcext:value-type="float">
            <text:p>229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95" calcext:value-type="float">
            <text:p>229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296" calcext:value-type="float">
            <text:p>229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01" calcext:value-type="float">
            <text:p>230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03" calcext:value-type="float">
            <text:p>230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09" calcext:value-type="float">
            <text:p>230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15" calcext:value-type="float">
            <text:p>231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16" calcext:value-type="float">
            <text:p>231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19" calcext:value-type="float">
            <text:p>231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20" calcext:value-type="float">
            <text:p>232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21" calcext:value-type="float">
            <text:p>232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22" calcext:value-type="float">
            <text:p>232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24" calcext:value-type="float">
            <text:p>232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25" calcext:value-type="float">
            <text:p>232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26" calcext:value-type="float">
            <text:p>232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28" calcext:value-type="float">
            <text:p>232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33" calcext:value-type="float">
            <text:p>233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34" calcext:value-type="float">
            <text:p>233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36" calcext:value-type="float">
            <text:p>233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41" calcext:value-type="float">
            <text:p>234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42" calcext:value-type="float">
            <text:p>234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44" calcext:value-type="float">
            <text:p>234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45" calcext:value-type="float">
            <text:p>234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46" calcext:value-type="float">
            <text:p>234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53" calcext:value-type="float">
            <text:p>235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54" calcext:value-type="float">
            <text:p>235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55" calcext:value-type="float">
            <text:p>235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style-name="ce6" office:value-type="float" office:value="2371" calcext:value-type="float">
            <text:p>237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72" calcext:value-type="float">
            <text:p>237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73" calcext:value-type="float">
            <text:p>237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74" calcext:value-type="float">
            <text:p>237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79" calcext:value-type="float">
            <text:p>237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80" calcext:value-type="float">
            <text:p>238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86" calcext:value-type="float">
            <text:p>238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87" calcext:value-type="float">
            <text:p>238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89" calcext:value-type="float">
            <text:p>238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91" calcext:value-type="float">
            <text:p>239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97" calcext:value-type="float">
            <text:p>239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98" calcext:value-type="float">
            <text:p>239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03" calcext:value-type="float">
            <text:p>240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04" calcext:value-type="float">
            <text:p>240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05" calcext:value-type="float">
            <text:p>240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11" calcext:value-type="float">
            <text:p>241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13" calcext:value-type="float">
            <text:p>241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19" calcext:value-type="float">
            <text:p>241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22" calcext:value-type="float">
            <text:p>242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23" calcext:value-type="float">
            <text:p>242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26" calcext:value-type="float">
            <text:p>242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30" calcext:value-type="float">
            <text:p>243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32" calcext:value-type="float">
            <text:p>243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33" calcext:value-type="float">
            <text:p>243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34" calcext:value-type="float">
            <text:p>243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36" calcext:value-type="float">
            <text:p>243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41" calcext:value-type="float">
            <text:p>2441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42" calcext:value-type="float">
            <text:p>244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43" calcext:value-type="float">
            <text:p>244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44" calcext:value-type="float">
            <text:p>244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49" calcext:value-type="float">
            <text:p>2449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52" calcext:value-type="float">
            <text:p>2452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54" calcext:value-type="float">
            <text:p>2454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55" calcext:value-type="float">
            <text:p>245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63" calcext:value-type="float">
            <text:p>2463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65" calcext:value-type="float">
            <text:p>246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66" calcext:value-type="float">
            <text:p>2466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67" calcext:value-type="float">
            <text:p>2467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68" calcext:value-type="float">
            <text:p>2468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78" calcext:value-type="float">
            <text:p>247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80" calcext:value-type="float">
            <text:p>248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83" calcext:value-type="float">
            <text:p>248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88" calcext:value-type="float">
            <text:p>248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89" calcext:value-type="float">
            <text:p>248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492" calcext:value-type="float">
            <text:p>249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02" calcext:value-type="float">
            <text:p>250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03" calcext:value-type="float">
            <text:p>250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04" calcext:value-type="float">
            <text:p>250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05" calcext:value-type="float">
            <text:p>250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09" calcext:value-type="float">
            <text:p>250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10" calcext:value-type="float">
            <text:p>251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21" calcext:value-type="float">
            <text:p>252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28" calcext:value-type="float">
            <text:p>252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30" calcext:value-type="float">
            <text:p>253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33" calcext:value-type="float">
            <text:p>253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35" calcext:value-type="float">
            <text:p>253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36" calcext:value-type="float">
            <text:p>253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37" calcext:value-type="float">
            <text:p>253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43" calcext:value-type="float">
            <text:p>254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44" calcext:value-type="float">
            <text:p>254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46" calcext:value-type="float">
            <text:p>254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50" calcext:value-type="float">
            <text:p>255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51" calcext:value-type="float">
            <text:p>255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54" calcext:value-type="float">
            <text:p>255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56" calcext:value-type="float">
            <text:p>255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57" calcext:value-type="float">
            <text:p>255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62" calcext:value-type="float">
            <text:p>256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63" calcext:value-type="float">
            <text:p>256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65" calcext:value-type="float">
            <text:p>256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66" calcext:value-type="float">
            <text:p>256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67" calcext:value-type="float">
            <text:p>256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76" calcext:value-type="float">
            <text:p>257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77" calcext:value-type="float">
            <text:p>257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80" calcext:value-type="float">
            <text:p>258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82" calcext:value-type="float">
            <text:p>258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83" calcext:value-type="float">
            <text:p>258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86" calcext:value-type="float">
            <text:p>258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89" calcext:value-type="float">
            <text:p>258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91" calcext:value-type="float">
            <text:p>259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92" calcext:value-type="float">
            <text:p>259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93" calcext:value-type="float">
            <text:p>259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95" calcext:value-type="float">
            <text:p>259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597" calcext:value-type="float">
            <text:p>259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02" calcext:value-type="float">
            <text:p>260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03" calcext:value-type="float">
            <text:p>260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04" calcext:value-type="float">
            <text:p>260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09" calcext:value-type="float">
            <text:p>260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26" calcext:value-type="float">
            <text:p>262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27" calcext:value-type="float">
            <text:p>262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28" calcext:value-type="float">
            <text:p>262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29" calcext:value-type="float">
            <text:p>262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31" calcext:value-type="float">
            <text:p>263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32" calcext:value-type="float">
            <text:p>263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33" calcext:value-type="float">
            <text:p>263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35" calcext:value-type="float">
            <text:p>263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38" calcext:value-type="float">
            <text:p>263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39" calcext:value-type="float">
            <text:p>263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41" calcext:value-type="float">
            <text:p>264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42" calcext:value-type="float">
            <text:p>264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43" calcext:value-type="float">
            <text:p>264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45" calcext:value-type="float">
            <text:p>264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47" calcext:value-type="float">
            <text:p>264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48" calcext:value-type="float">
            <text:p>264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49" calcext:value-type="float">
            <text:p>264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51" calcext:value-type="float">
            <text:p>265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62" calcext:value-type="float">
            <text:p>266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63" calcext:value-type="float">
            <text:p>266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68" calcext:value-type="float">
            <text:p>266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70" calcext:value-type="float">
            <text:p>267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72" calcext:value-type="float">
            <text:p>267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76" calcext:value-type="float">
            <text:p>267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77" calcext:value-type="float">
            <text:p>267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78" calcext:value-type="float">
            <text:p>267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79" calcext:value-type="float">
            <text:p>267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80" calcext:value-type="float">
            <text:p>268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81" calcext:value-type="float">
            <text:p>268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82" calcext:value-type="float">
            <text:p>268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87" calcext:value-type="float">
            <text:p>268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88" calcext:value-type="float">
            <text:p>268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89" calcext:value-type="float">
            <text:p>268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91" calcext:value-type="float">
            <text:p>269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92" calcext:value-type="float">
            <text:p>269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93" calcext:value-type="float">
            <text:p>269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94" calcext:value-type="float">
            <text:p>269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96" calcext:value-type="float">
            <text:p>269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97" calcext:value-type="float">
            <text:p>269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98" calcext:value-type="float">
            <text:p>269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699" calcext:value-type="float">
            <text:p>269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03" calcext:value-type="float">
            <text:p>270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05" calcext:value-type="float">
            <text:p>270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06" calcext:value-type="float">
            <text:p>270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08" calcext:value-type="float">
            <text:p>270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09" calcext:value-type="float">
            <text:p>270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10" calcext:value-type="float">
            <text:p>271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14" calcext:value-type="float">
            <text:p>271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24" calcext:value-type="float">
            <text:p>272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28" calcext:value-type="float">
            <text:p>272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31" calcext:value-type="float">
            <text:p>273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32" calcext:value-type="float">
            <text:p>273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34" calcext:value-type="float">
            <text:p>273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35" calcext:value-type="float">
            <text:p>273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36" calcext:value-type="float">
            <text:p>273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38" calcext:value-type="float">
            <text:p>273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40" calcext:value-type="float">
            <text:p>274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44" calcext:value-type="float">
            <text:p>274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45" calcext:value-type="float">
            <text:p>274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46" calcext:value-type="float">
            <text:p>274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47" calcext:value-type="float">
            <text:p>274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48" calcext:value-type="float">
            <text:p>274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54" calcext:value-type="float">
            <text:p>275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55" calcext:value-type="float">
            <text:p>275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56" calcext:value-type="float">
            <text:p>275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59" calcext:value-type="float">
            <text:p>275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66" calcext:value-type="float">
            <text:p>276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67" calcext:value-type="float">
            <text:p>276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68" calcext:value-type="float">
            <text:p>276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69" calcext:value-type="float">
            <text:p>276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70" calcext:value-type="float">
            <text:p>277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74" calcext:value-type="float">
            <text:p>277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75" calcext:value-type="float">
            <text:p>277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76" calcext:value-type="float">
            <text:p>277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80" calcext:value-type="float">
            <text:p>278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81" calcext:value-type="float">
            <text:p>278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82" calcext:value-type="float">
            <text:p>278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83" calcext:value-type="float">
            <text:p>278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84" calcext:value-type="float">
            <text:p>278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86" calcext:value-type="float">
            <text:p>278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87" calcext:value-type="float">
            <text:p>278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89" calcext:value-type="float">
            <text:p>278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90" calcext:value-type="float">
            <text:p>279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93" calcext:value-type="float">
            <text:p>279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94" calcext:value-type="float">
            <text:p>279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98" calcext:value-type="float">
            <text:p>279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799" calcext:value-type="float">
            <text:p>279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06" calcext:value-type="float">
            <text:p>280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07" calcext:value-type="float">
            <text:p>280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11" calcext:value-type="float">
            <text:p>281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12" calcext:value-type="float">
            <text:p>281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15" calcext:value-type="float">
            <text:p>281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16" calcext:value-type="float">
            <text:p>281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18" calcext:value-type="float">
            <text:p>281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19" calcext:value-type="float">
            <text:p>281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23" calcext:value-type="float">
            <text:p>282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24" calcext:value-type="float">
            <text:p>282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27" calcext:value-type="float">
            <text:p>282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28" calcext:value-type="float">
            <text:p>282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29" calcext:value-type="float">
            <text:p>282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30" calcext:value-type="float">
            <text:p>283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32" calcext:value-type="float">
            <text:p>283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33" calcext:value-type="float">
            <text:p>283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43" calcext:value-type="float">
            <text:p>284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44" calcext:value-type="float">
            <text:p>284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48" calcext:value-type="float">
            <text:p>284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49" calcext:value-type="float">
            <text:p>284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50" calcext:value-type="float">
            <text:p>285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52" calcext:value-type="float">
            <text:p>285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53" calcext:value-type="float">
            <text:p>285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54" calcext:value-type="float">
            <text:p>285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58" calcext:value-type="float">
            <text:p>285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59" calcext:value-type="float">
            <text:p>285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63" calcext:value-type="float">
            <text:p>286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64" calcext:value-type="float">
            <text:p>286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66" calcext:value-type="float">
            <text:p>286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70" calcext:value-type="float">
            <text:p>287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71" calcext:value-type="float">
            <text:p>287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72" calcext:value-type="float">
            <text:p>287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74" calcext:value-type="float">
            <text:p>287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76" calcext:value-type="float">
            <text:p>287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77" calcext:value-type="float">
            <text:p>287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78" calcext:value-type="float">
            <text:p>287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80" calcext:value-type="float">
            <text:p>288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81" calcext:value-type="float">
            <text:p>288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84" calcext:value-type="float">
            <text:p>288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85" calcext:value-type="float">
            <text:p>288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90" calcext:value-type="float">
            <text:p>289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91" calcext:value-type="float">
            <text:p>289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92" calcext:value-type="float">
            <text:p>289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96" calcext:value-type="float">
            <text:p>289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98" calcext:value-type="float">
            <text:p>289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899" calcext:value-type="float">
            <text:p>289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07" calcext:value-type="float">
            <text:p>290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08" calcext:value-type="float">
            <text:p>290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09" calcext:value-type="float">
            <text:p>290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10" calcext:value-type="float">
            <text:p>291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11" calcext:value-type="float">
            <text:p>291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13" calcext:value-type="float">
            <text:p>291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15" calcext:value-type="float">
            <text:p>291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21" calcext:value-type="float">
            <text:p>292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22" calcext:value-type="float">
            <text:p>292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24" calcext:value-type="float">
            <text:p>292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26" calcext:value-type="float">
            <text:p>292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27" calcext:value-type="float">
            <text:p>292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28" calcext:value-type="float">
            <text:p>292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33" calcext:value-type="float">
            <text:p>293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39" calcext:value-type="float">
            <text:p>293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40" calcext:value-type="float">
            <text:p>294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43" calcext:value-type="float">
            <text:p>294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44" calcext:value-type="float">
            <text:p>294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45" calcext:value-type="float">
            <text:p>294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54" calcext:value-type="float">
            <text:p>295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55" calcext:value-type="float">
            <text:p>295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56" calcext:value-type="float">
            <text:p>295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57" calcext:value-type="float">
            <text:p>295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58" calcext:value-type="float">
            <text:p>295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61" calcext:value-type="float">
            <text:p>296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63" calcext:value-type="float">
            <text:p>296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65" calcext:value-type="float">
            <text:p>296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75" calcext:value-type="float">
            <text:p>297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79" calcext:value-type="float">
            <text:p>2979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87" calcext:value-type="float">
            <text:p>298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90" calcext:value-type="float">
            <text:p>2990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92" calcext:value-type="float">
            <text:p>299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93" calcext:value-type="float">
            <text:p>299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94" calcext:value-type="float">
            <text:p>2994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95" calcext:value-type="float">
            <text:p>299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97" calcext:value-type="float">
            <text:p>299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998" calcext:value-type="float">
            <text:p>299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3002" calcext:value-type="float">
            <text:p>3002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3006" calcext:value-type="float">
            <text:p>300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3007" calcext:value-type="float">
            <text:p>3007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3011" calcext:value-type="float">
            <text:p>3011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3013" calcext:value-type="float">
            <text:p>3013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3015" calcext:value-type="float">
            <text:p>3015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3016" calcext:value-type="float">
            <text:p>3016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3018" calcext:value-type="float">
            <text:p>3018</text:p>
          </table:table-cell>
          <table:table-cell table:style-name="ce6" office:value-type="float" office:value="2015" calcext:value-type="float">
            <text:p>2015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35" calcext:value-type="float">
            <text:p>2335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>
          <table:table-cell table:style-name="ce6" office:value-type="string" calcext:value-type="string">
            <text:p>B</text:p>
          </table:table-cell>
          <table:table-cell table:style-name="ce6" office:value-type="float" office:value="2340" calcext:value-type="float">
            <text:p>2340</text:p>
          </table:table-cell>
          <table:table-cell table:style-name="ce6" office:value-type="float" office:value="2014" calcext:value-type="float">
            <text:p>2014</text:p>
          </table:table-cell>
        </table:table-row>
        <table:table-row table:style-name="ro2" table:number-rows-repeated="104803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23. Metales e Inversiones S.A  " table:style-name="ta1">
        <table:table-column table:style-name="co8" table:default-cell-style-name="ce6"/>
        <table:table-column table:style-name="co16" table:default-cell-style-name="ce6"/>
        <table:table-column table:style-name="co8" table:default-cell-style-name="ce6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8" calcext:value-type="float">
            <text:p>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9" calcext:value-type="float">
            <text:p>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3" calcext:value-type="float">
            <text:p>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5" calcext:value-type="float">
            <text:p>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8" calcext:value-type="float">
            <text:p>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" calcext:value-type="float">
            <text:p>1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" calcext:value-type="float">
            <text:p>1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" calcext:value-type="float">
            <text:p>10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" calcext:value-type="float">
            <text:p>1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" calcext:value-type="float">
            <text:p>1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4" calcext:value-type="float">
            <text:p>1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8" calcext:value-type="float">
            <text:p>1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9" calcext:value-type="float">
            <text:p>1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0" calcext:value-type="float">
            <text:p>1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2" calcext:value-type="float">
            <text:p>1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6" calcext:value-type="float">
            <text:p>1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7" calcext:value-type="float">
            <text:p>1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1" calcext:value-type="float">
            <text:p>1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2" calcext:value-type="float">
            <text:p>1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4" calcext:value-type="float">
            <text:p>1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8" calcext:value-type="float">
            <text:p>1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1" calcext:value-type="float">
            <text:p>1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2" calcext:value-type="float">
            <text:p>1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1" calcext:value-type="float">
            <text:p>2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3" calcext:value-type="float">
            <text:p>2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5" calcext:value-type="float">
            <text:p>2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6" calcext:value-type="float">
            <text:p>2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7" calcext:value-type="float">
            <text:p>2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4" calcext:value-type="float">
            <text:p>2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5" calcext:value-type="float">
            <text:p>2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8" calcext:value-type="float">
            <text:p>2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4" calcext:value-type="float">
            <text:p>2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5" calcext:value-type="float">
            <text:p>2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9" calcext:value-type="float">
            <text:p>2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0" calcext:value-type="float">
            <text:p>2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2" calcext:value-type="float">
            <text:p>2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3" calcext:value-type="float">
            <text:p>2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4" calcext:value-type="float">
            <text:p>2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1" calcext:value-type="float">
            <text:p>2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2" calcext:value-type="float">
            <text:p>2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4" calcext:value-type="float">
            <text:p>2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5" calcext:value-type="float">
            <text:p>2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9" calcext:value-type="float">
            <text:p>24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2" calcext:value-type="float">
            <text:p>2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3" calcext:value-type="float">
            <text:p>2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9" calcext:value-type="float">
            <text:p>2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3" calcext:value-type="float">
            <text:p>2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5" calcext:value-type="float">
            <text:p>26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6" calcext:value-type="float">
            <text:p>2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9" calcext:value-type="float">
            <text:p>1029</text:p>
          </table:table-cell>
          <table:table-cell office:value-type="float" office:value="2014" calcext:value-type="float">
            <text:p>2014</text:p>
          </table:table-cell>
        </table:table-row>
      </table:table>
      <table:table table:name="26. Rosalba Magali Canahui  " table:style-name="ta1">
        <table:table-column table:style-name="co8" table:default-cell-style-name="ce6"/>
        <table:table-column table:style-name="co17" table:default-cell-style-name="ce6"/>
        <table:table-column table:style-name="co8" table:default-cell-style-name="ce6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8" calcext:value-type="float">
            <text:p>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9" calcext:value-type="float">
            <text:p>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3" calcext:value-type="float">
            <text:p>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5" calcext:value-type="float">
            <text:p>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4" calcext:value-type="float">
            <text:p>9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8" calcext:value-type="float">
            <text:p>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" calcext:value-type="float">
            <text:p>1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" calcext:value-type="float">
            <text:p>1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" calcext:value-type="float">
            <text:p>1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" calcext:value-type="float">
            <text:p>1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" calcext:value-type="float">
            <text:p>10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" calcext:value-type="float">
            <text:p>1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3" calcext:value-type="float">
            <text:p>1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4" calcext:value-type="float">
            <text:p>1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7" calcext:value-type="float">
            <text:p>1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8" calcext:value-type="float">
            <text:p>1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9" calcext:value-type="float">
            <text:p>1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0" calcext:value-type="float">
            <text:p>1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2" calcext:value-type="float">
            <text:p>1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4" calcext:value-type="float">
            <text:p>1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6" calcext:value-type="float">
            <text:p>1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7" calcext:value-type="float">
            <text:p>1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1" calcext:value-type="float">
            <text:p>1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2" calcext:value-type="float">
            <text:p>1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4" calcext:value-type="float">
            <text:p>1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5" calcext:value-type="float">
            <text:p>1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6" calcext:value-type="float">
            <text:p>1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8" calcext:value-type="float">
            <text:p>1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1" calcext:value-type="float">
            <text:p>1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2" calcext:value-type="float">
            <text:p>1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3" calcext:value-type="float">
            <text:p>1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4" calcext:value-type="float">
            <text:p>1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5" calcext:value-type="float">
            <text:p>1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8" calcext:value-type="float">
            <text:p>1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9" calcext:value-type="float">
            <text:p>14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0" calcext:value-type="float">
            <text:p>1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" calcext:value-type="float">
            <text:p>1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2" calcext:value-type="float">
            <text:p>1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3" calcext:value-type="float">
            <text:p>1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6" calcext:value-type="float">
            <text:p>1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7" calcext:value-type="float">
            <text:p>1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9" calcext:value-type="float">
            <text:p>1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3" calcext:value-type="float">
            <text:p>1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4" calcext:value-type="float">
            <text:p>1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7" calcext:value-type="float">
            <text:p>1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8" calcext:value-type="float">
            <text:p>16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9" calcext:value-type="float">
            <text:p>1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1" calcext:value-type="float">
            <text:p>1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3" calcext:value-type="float">
            <text:p>1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4" calcext:value-type="float">
            <text:p>1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9" calcext:value-type="float">
            <text:p>17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4" calcext:value-type="float">
            <text:p>1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6" calcext:value-type="float">
            <text:p>1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7" calcext:value-type="float">
            <text:p>1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8" calcext:value-type="float">
            <text:p>18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1" calcext:value-type="float">
            <text:p>1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3" calcext:value-type="float">
            <text:p>1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6" calcext:value-type="float">
            <text:p>1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8" calcext:value-type="float">
            <text:p>1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3" calcext:value-type="float">
            <text:p>2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1" calcext:value-type="float">
            <text:p>10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2" calcext:value-type="float">
            <text:p>10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4" calcext:value-type="float">
            <text:p>10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5" calcext:value-type="float">
            <text:p>10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6" calcext:value-type="float">
            <text:p>10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7" calcext:value-type="float">
            <text:p>10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9" calcext:value-type="float">
            <text:p>10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0" calcext:value-type="float">
            <text:p>10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1" calcext:value-type="float">
            <text:p>10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2" calcext:value-type="float">
            <text:p>10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3" calcext:value-type="float">
            <text:p>10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4" calcext:value-type="float">
            <text:p>10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5" calcext:value-type="float">
            <text:p>1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6" calcext:value-type="float">
            <text:p>10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7" calcext:value-type="float">
            <text:p>10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8" calcext:value-type="float">
            <text:p>10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9" calcext:value-type="float">
            <text:p>10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0" calcext:value-type="float">
            <text:p>10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1" calcext:value-type="float">
            <text:p>10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2" calcext:value-type="float">
            <text:p>10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3" calcext:value-type="float">
            <text:p>10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4" calcext:value-type="float">
            <text:p>10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5" calcext:value-type="float">
            <text:p>10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7" calcext:value-type="float">
            <text:p>10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9" calcext:value-type="float">
            <text:p>10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0" calcext:value-type="float">
            <text:p>10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1" calcext:value-type="float">
            <text:p>10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2" calcext:value-type="float">
            <text:p>10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3" calcext:value-type="float">
            <text:p>10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4" calcext:value-type="float">
            <text:p>10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5" calcext:value-type="float">
            <text:p>10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6" calcext:value-type="float">
            <text:p>10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7" calcext:value-type="float">
            <text:p>10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8" calcext:value-type="float">
            <text:p>10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9" calcext:value-type="float">
            <text:p>10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0" calcext:value-type="float">
            <text:p>10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1" calcext:value-type="float">
            <text:p>10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2" calcext:value-type="float">
            <text:p>10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3" calcext:value-type="float">
            <text:p>10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4" calcext:value-type="float">
            <text:p>10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5" calcext:value-type="float">
            <text:p>10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6" calcext:value-type="float">
            <text:p>10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7" calcext:value-type="float">
            <text:p>10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8" calcext:value-type="float">
            <text:p>10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9" calcext:value-type="float">
            <text:p>104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0" calcext:value-type="float">
            <text:p>10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1" calcext:value-type="float">
            <text:p>10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4" calcext:value-type="float">
            <text:p>10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5" calcext:value-type="float">
            <text:p>10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6" calcext:value-type="float">
            <text:p>10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7" calcext:value-type="float">
            <text:p>10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8" calcext:value-type="float">
            <text:p>105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9" calcext:value-type="float">
            <text:p>10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0" calcext:value-type="float">
            <text:p>106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1" calcext:value-type="float">
            <text:p>106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2" calcext:value-type="float">
            <text:p>10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3" calcext:value-type="float">
            <text:p>10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4" calcext:value-type="float">
            <text:p>10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5" calcext:value-type="float">
            <text:p>106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6" calcext:value-type="float">
            <text:p>10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8" calcext:value-type="float">
            <text:p>106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9" calcext:value-type="float">
            <text:p>10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0" calcext:value-type="float">
            <text:p>10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1" calcext:value-type="float">
            <text:p>10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2" calcext:value-type="float">
            <text:p>107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3" calcext:value-type="float">
            <text:p>10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4" calcext:value-type="float">
            <text:p>10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5" calcext:value-type="float">
            <text:p>107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6" calcext:value-type="float">
            <text:p>107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7" calcext:value-type="float">
            <text:p>10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8" calcext:value-type="float">
            <text:p>10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9" calcext:value-type="float">
            <text:p>107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0" calcext:value-type="float">
            <text:p>108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1" calcext:value-type="float">
            <text:p>10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2" calcext:value-type="float">
            <text:p>10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3" calcext:value-type="float">
            <text:p>10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4" calcext:value-type="float">
            <text:p>10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5" calcext:value-type="float">
            <text:p>10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6" calcext:value-type="float">
            <text:p>10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7" calcext:value-type="float">
            <text:p>10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8" calcext:value-type="float">
            <text:p>108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9" calcext:value-type="float">
            <text:p>10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0" calcext:value-type="float">
            <text:p>109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1" calcext:value-type="float">
            <text:p>10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2" calcext:value-type="float">
            <text:p>10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4" calcext:value-type="float">
            <text:p>109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6" calcext:value-type="float">
            <text:p>10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7" calcext:value-type="float">
            <text:p>10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8" calcext:value-type="float">
            <text:p>10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9" calcext:value-type="float">
            <text:p>1099</text:p>
          </table:table-cell>
          <table:table-cell office:value-type="float" office:value="2015" calcext:value-type="float">
            <text:p>2015</text:p>
          </table:table-cell>
        </table:table-row>
      </table:table>
      <table:table table:name="27. Industrias de Metales El Estribo  " table:style-name="ta1">
        <table:table-column table:style-name="co8" table:default-cell-style-name="ce6"/>
        <table:table-column table:style-name="co18" table:default-cell-style-name="ce6"/>
        <table:table-column table:style-name="co8" table:default-cell-style-name="ce6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1" calcext:value-type="float">
            <text:p>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2" calcext:value-type="float">
            <text:p>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4" calcext:value-type="float">
            <text:p>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7" calcext:value-type="float">
            <text:p>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9" calcext:value-type="float">
            <text:p>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61" calcext:value-type="float">
            <text:p>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62" calcext:value-type="float">
            <text:p>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64" calcext:value-type="float">
            <text:p>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67" calcext:value-type="float">
            <text:p>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68" calcext:value-type="float">
            <text:p>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 </text:p>
          </table:table-cell>
          <table:table-cell office:value-type="float" office:value="71" calcext:value-type="float">
            <text:p>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71" calcext:value-type="float">
            <text:p>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72" calcext:value-type="float">
            <text:p>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73" calcext:value-type="float">
            <text:p>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74" calcext:value-type="float">
            <text:p>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75" calcext:value-type="float">
            <text:p>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76" calcext:value-type="float">
            <text:p>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79" calcext:value-type="float">
            <text:p>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80" calcext:value-type="float">
            <text:p>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81" calcext:value-type="float">
            <text:p>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82" calcext:value-type="float">
            <text:p>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83" calcext:value-type="float">
            <text:p>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84" calcext:value-type="float">
            <text:p>8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85" calcext:value-type="float">
            <text:p>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86" calcext:value-type="float">
            <text:p>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87" calcext:value-type="float">
            <text:p>8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88" calcext:value-type="float">
            <text:p>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89" calcext:value-type="float">
            <text:p>8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0" calcext:value-type="float">
            <text:p>9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2" calcext:value-type="float">
            <text:p>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3" calcext:value-type="float">
            <text:p>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4" calcext:value-type="float">
            <text:p>9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5" calcext:value-type="float">
            <text:p>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6" calcext:value-type="float">
            <text:p>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7" calcext:value-type="float">
            <text:p>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8" calcext:value-type="float">
            <text:p>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9" calcext:value-type="float">
            <text:p>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01" calcext:value-type="float">
            <text:p>1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02" calcext:value-type="float">
            <text:p>1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03" calcext:value-type="float">
            <text:p>10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04" calcext:value-type="float">
            <text:p>1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06" calcext:value-type="float">
            <text:p>10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07" calcext:value-type="float">
            <text:p>10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09" calcext:value-type="float">
            <text:p>1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10" calcext:value-type="float">
            <text:p>1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11" calcext:value-type="float">
            <text:p>1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12" calcext:value-type="float">
            <text:p>1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13" calcext:value-type="float">
            <text:p>1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15" calcext:value-type="float">
            <text:p>1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16" calcext:value-type="float">
            <text:p>1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17" calcext:value-type="float">
            <text:p>1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18" calcext:value-type="float">
            <text:p>1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19" calcext:value-type="float">
            <text:p>1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20" calcext:value-type="float">
            <text:p>1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21" calcext:value-type="float">
            <text:p>1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22" calcext:value-type="float">
            <text:p>1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23" calcext:value-type="float">
            <text:p>1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24" calcext:value-type="float">
            <text:p>1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25" calcext:value-type="float">
            <text:p>1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26" calcext:value-type="float">
            <text:p>1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27" calcext:value-type="float">
            <text:p>1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28" calcext:value-type="float">
            <text:p>1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29" calcext:value-type="float">
            <text:p>1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31" calcext:value-type="float">
            <text:p>1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32" calcext:value-type="float">
            <text:p>1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33" calcext:value-type="float">
            <text:p>1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34" calcext:value-type="float">
            <text:p>1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35" calcext:value-type="float">
            <text:p>1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36" calcext:value-type="float">
            <text:p>1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37" calcext:value-type="float">
            <text:p>1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38" calcext:value-type="float">
            <text:p>1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39" calcext:value-type="float">
            <text:p>1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40" calcext:value-type="float">
            <text:p>1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41" calcext:value-type="float">
            <text:p>1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43" calcext:value-type="float">
            <text:p>1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44" calcext:value-type="float">
            <text:p>1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45" calcext:value-type="float">
            <text:p>1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46" calcext:value-type="float">
            <text:p>1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47" calcext:value-type="float">
            <text:p>1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48" calcext:value-type="float">
            <text:p>1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50" calcext:value-type="float">
            <text:p>1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51" calcext:value-type="float">
            <text:p>1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52" calcext:value-type="float">
            <text:p>1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53" calcext:value-type="float">
            <text:p>1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54" calcext:value-type="float">
            <text:p>1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55" calcext:value-type="float">
            <text:p>1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56" calcext:value-type="float">
            <text:p>1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58" calcext:value-type="float">
            <text:p>1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01" calcext:value-type="float">
            <text:p>3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02" calcext:value-type="float">
            <text:p>3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04" calcext:value-type="float">
            <text:p>3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05" calcext:value-type="float">
            <text:p>3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06" calcext:value-type="float">
            <text:p>3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07" calcext:value-type="float">
            <text:p>3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08" calcext:value-type="float">
            <text:p>3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09" calcext:value-type="float">
            <text:p>3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10" calcext:value-type="float">
            <text:p>3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11" calcext:value-type="float">
            <text:p>3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12" calcext:value-type="float">
            <text:p>3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13" calcext:value-type="float">
            <text:p>3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14" calcext:value-type="float">
            <text:p>3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15" calcext:value-type="float">
            <text:p>3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16" calcext:value-type="float">
            <text:p>3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17" calcext:value-type="float">
            <text:p>3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18" calcext:value-type="float">
            <text:p>3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19" calcext:value-type="float">
            <text:p>3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20" calcext:value-type="float">
            <text:p>3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21" calcext:value-type="float">
            <text:p>3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22" calcext:value-type="float">
            <text:p>3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23" calcext:value-type="float">
            <text:p>3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24" calcext:value-type="float">
            <text:p>3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25" calcext:value-type="float">
            <text:p>3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26" calcext:value-type="float">
            <text:p>3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27" calcext:value-type="float">
            <text:p>3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28" calcext:value-type="float">
            <text:p>3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29" calcext:value-type="float">
            <text:p>3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0" calcext:value-type="float">
            <text:p>3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1" calcext:value-type="float">
            <text:p>3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2" calcext:value-type="float">
            <text:p>3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3" calcext:value-type="float">
            <text:p>3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4" calcext:value-type="float">
            <text:p>3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5" calcext:value-type="float">
            <text:p>3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6" calcext:value-type="float">
            <text:p>3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7" calcext:value-type="float">
            <text:p>3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8" calcext:value-type="float">
            <text:p>3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39" calcext:value-type="float">
            <text:p>3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40" calcext:value-type="float">
            <text:p>3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41" calcext:value-type="float">
            <text:p>3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42" calcext:value-type="float">
            <text:p>3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43" calcext:value-type="float">
            <text:p>3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44" calcext:value-type="float">
            <text:p>3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45" calcext:value-type="float">
            <text:p>3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46" calcext:value-type="float">
            <text:p>3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47" calcext:value-type="float">
            <text:p>3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48" calcext:value-type="float">
            <text:p>3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350" calcext:value-type="float">
            <text:p>3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01" calcext:value-type="float">
            <text:p>4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02" calcext:value-type="float">
            <text:p>4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03" calcext:value-type="float">
            <text:p>4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04" calcext:value-type="float">
            <text:p>4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05" calcext:value-type="float">
            <text:p>4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07" calcext:value-type="float">
            <text:p>4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08" calcext:value-type="float">
            <text:p>4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09" calcext:value-type="float">
            <text:p>4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10" calcext:value-type="float">
            <text:p>4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11" calcext:value-type="float">
            <text:p>4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12" calcext:value-type="float">
            <text:p>4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13" calcext:value-type="float">
            <text:p>4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14" calcext:value-type="float">
            <text:p>4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15" calcext:value-type="float">
            <text:p>4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16" calcext:value-type="float">
            <text:p>4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17" calcext:value-type="float">
            <text:p>4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18" calcext:value-type="float">
            <text:p>4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19" calcext:value-type="float">
            <text:p>4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21" calcext:value-type="float">
            <text:p>4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22" calcext:value-type="float">
            <text:p>4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23" calcext:value-type="float">
            <text:p>4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24" calcext:value-type="float">
            <text:p>4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25" calcext:value-type="float">
            <text:p>4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26" calcext:value-type="float">
            <text:p>4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27" calcext:value-type="float">
            <text:p>4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28" calcext:value-type="float">
            <text:p>4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29" calcext:value-type="float">
            <text:p>4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30" calcext:value-type="float">
            <text:p>4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31" calcext:value-type="float">
            <text:p>4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32" calcext:value-type="float">
            <text:p>4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33" calcext:value-type="float">
            <text:p>4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35" calcext:value-type="float">
            <text:p>4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36" calcext:value-type="float">
            <text:p>4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37" calcext:value-type="float">
            <text:p>4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38" calcext:value-type="float">
            <text:p>4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39" calcext:value-type="float">
            <text:p>4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40" calcext:value-type="float">
            <text:p>4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41" calcext:value-type="float">
            <text:p>4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42" calcext:value-type="float">
            <text:p>4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43" calcext:value-type="float">
            <text:p>4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44" calcext:value-type="float">
            <text:p>4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45" calcext:value-type="float">
            <text:p>4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46" calcext:value-type="float">
            <text:p>4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48" calcext:value-type="float">
            <text:p>4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49" calcext:value-type="float">
            <text:p>44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50" calcext:value-type="float">
            <text:p>4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51" calcext:value-type="float">
            <text:p>4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53" calcext:value-type="float">
            <text:p>4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54" calcext:value-type="float">
            <text:p>4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55" calcext:value-type="float">
            <text:p>4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56" calcext:value-type="float">
            <text:p>4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57" calcext:value-type="float">
            <text:p>4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58" calcext:value-type="float">
            <text:p>45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59" calcext:value-type="float">
            <text:p>4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60" calcext:value-type="float">
            <text:p>46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62" calcext:value-type="float">
            <text:p>4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63" calcext:value-type="float">
            <text:p>4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64" calcext:value-type="float">
            <text:p>4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65" calcext:value-type="float">
            <text:p>46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67" calcext:value-type="float">
            <text:p>4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67" calcext:value-type="float">
            <text:p>4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69" calcext:value-type="float">
            <text:p>4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70" calcext:value-type="float">
            <text:p>4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71" calcext:value-type="float">
            <text:p>4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72" calcext:value-type="float">
            <text:p>47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73" calcext:value-type="float">
            <text:p>4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74" calcext:value-type="float">
            <text:p>4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75" calcext:value-type="float">
            <text:p>47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76" calcext:value-type="float">
            <text:p>47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77" calcext:value-type="float">
            <text:p>4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78" calcext:value-type="float">
            <text:p>4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79" calcext:value-type="float">
            <text:p>47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82" calcext:value-type="float">
            <text:p>4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83" calcext:value-type="float">
            <text:p>4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84" calcext:value-type="float">
            <text:p>4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86" calcext:value-type="float">
            <text:p>4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89" calcext:value-type="float">
            <text:p>4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93" calcext:value-type="float">
            <text:p>4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94" calcext:value-type="float">
            <text:p>49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95" calcext:value-type="float">
            <text:p>49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498" calcext:value-type="float">
            <text:p>4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01" calcext:value-type="float">
            <text:p>5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02" calcext:value-type="float">
            <text:p>5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03" calcext:value-type="float">
            <text:p>5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04" calcext:value-type="float">
            <text:p>5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05" calcext:value-type="float">
            <text:p>5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06" calcext:value-type="float">
            <text:p>5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07" calcext:value-type="float">
            <text:p>5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08" calcext:value-type="float">
            <text:p>5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09" calcext:value-type="float">
            <text:p>5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10" calcext:value-type="float">
            <text:p>5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11" calcext:value-type="float">
            <text:p>5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12" calcext:value-type="float">
            <text:p>5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13" calcext:value-type="float">
            <text:p>5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14" calcext:value-type="float">
            <text:p>5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15" calcext:value-type="float">
            <text:p>5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16" calcext:value-type="float">
            <text:p>5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17" calcext:value-type="float">
            <text:p>5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18" calcext:value-type="float">
            <text:p>5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20" calcext:value-type="float">
            <text:p>5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22" calcext:value-type="float">
            <text:p>5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23" calcext:value-type="float">
            <text:p>5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24" calcext:value-type="float">
            <text:p>5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26" calcext:value-type="float">
            <text:p>5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27" calcext:value-type="float">
            <text:p>5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29" calcext:value-type="float">
            <text:p>5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31" calcext:value-type="float">
            <text:p>5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32" calcext:value-type="float">
            <text:p>5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33" calcext:value-type="float">
            <text:p>5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34" calcext:value-type="float">
            <text:p>5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37" calcext:value-type="float">
            <text:p>5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38" calcext:value-type="float">
            <text:p>53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39" calcext:value-type="float">
            <text:p>5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41" calcext:value-type="float">
            <text:p>5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42" calcext:value-type="float">
            <text:p>5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43" calcext:value-type="float">
            <text:p>5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45" calcext:value-type="float">
            <text:p>5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46" calcext:value-type="float">
            <text:p>5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47" calcext:value-type="float">
            <text:p>5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50" calcext:value-type="float">
            <text:p>5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51" calcext:value-type="float">
            <text:p>5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55" calcext:value-type="float">
            <text:p>5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56" calcext:value-type="float">
            <text:p>5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57" calcext:value-type="float">
            <text:p>5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58" calcext:value-type="float">
            <text:p>55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59" calcext:value-type="float">
            <text:p>5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60" calcext:value-type="float">
            <text:p>56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63" calcext:value-type="float">
            <text:p>5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64" calcext:value-type="float">
            <text:p>5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65" calcext:value-type="float">
            <text:p>56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66" calcext:value-type="float">
            <text:p>5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67" calcext:value-type="float">
            <text:p>5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68" calcext:value-type="float">
            <text:p>56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69" calcext:value-type="float">
            <text:p>5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70" calcext:value-type="float">
            <text:p>5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71" calcext:value-type="float">
            <text:p>5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72" calcext:value-type="float">
            <text:p>57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73" calcext:value-type="float">
            <text:p>5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74" calcext:value-type="float">
            <text:p>5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575" calcext:value-type="float">
            <text:p>57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05" calcext:value-type="float">
            <text:p>105</text:p>
          </table:table-cell>
          <table:table-cell office:value-type="float" office:value="2014" calcext:value-type="float">
            <text:p>2014</text:p>
          </table:table-cell>
        </table:table-row>
      </table:table>
      <table:table table:name="28. Scrap, S.A  " table:style-name="ta1">
        <table:table-column table:style-name="co8" table:default-cell-style-name="ce6"/>
        <table:table-column table:style-name="co19" table:default-cell-style-name="ce6"/>
        <table:table-column table:style-name="co8" table:default-cell-style-name="ce6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3" calcext:value-type="float">
            <text:p>5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8" calcext:value-type="float">
            <text:p>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9" calcext:value-type="float">
            <text:p>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3" calcext:value-type="float">
            <text:p>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5" calcext:value-type="float">
            <text:p>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4" calcext:value-type="float">
            <text:p>9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8" calcext:value-type="float">
            <text:p>9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" calcext:value-type="float">
            <text:p>1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" calcext:value-type="float">
            <text:p>1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" calcext:value-type="float">
            <text:p>1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" calcext:value-type="float">
            <text:p>1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" calcext:value-type="float">
            <text:p>10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" calcext:value-type="float">
            <text:p>1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" calcext:value-type="float">
            <text:p>1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4" calcext:value-type="float">
            <text:p>1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7" calcext:value-type="float">
            <text:p>1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9" calcext:value-type="float">
            <text:p>1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4" calcext:value-type="float">
            <text:p>1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6" calcext:value-type="float">
            <text:p>1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7" calcext:value-type="float">
            <text:p>1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1" calcext:value-type="float">
            <text:p>1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2" calcext:value-type="float">
            <text:p>1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5" calcext:value-type="float">
            <text:p>1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6" calcext:value-type="float">
            <text:p>1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0" calcext:value-type="float">
            <text:p>1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1" calcext:value-type="float">
            <text:p>14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2" calcext:value-type="float">
            <text:p>1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3" calcext:value-type="float">
            <text:p>1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5" calcext:value-type="float">
            <text:p>1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6" calcext:value-type="float">
            <text:p>1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7" calcext:value-type="float">
            <text:p>1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8" calcext:value-type="float">
            <text:p>1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0" calcext:value-type="float">
            <text:p>1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" calcext:value-type="float">
            <text:p>1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2" calcext:value-type="float">
            <text:p>1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3" calcext:value-type="float">
            <text:p>1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4" calcext:value-type="float">
            <text:p>1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6" calcext:value-type="float">
            <text:p>1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7" calcext:value-type="float">
            <text:p>1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8" calcext:value-type="float">
            <text:p>15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9" calcext:value-type="float">
            <text:p>1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1" calcext:value-type="float">
            <text:p>16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3" calcext:value-type="float">
            <text:p>1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4" calcext:value-type="float">
            <text:p>1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7" calcext:value-type="float">
            <text:p>1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8" calcext:value-type="float">
            <text:p>16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2" calcext:value-type="float">
            <text:p>17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3" calcext:value-type="float">
            <text:p>1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4" calcext:value-type="float">
            <text:p>1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5" calcext:value-type="float">
            <text:p>17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7" calcext:value-type="float">
            <text:p>1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9" calcext:value-type="float">
            <text:p>17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2" calcext:value-type="float">
            <text:p>1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4" calcext:value-type="float">
            <text:p>1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6" calcext:value-type="float">
            <text:p>1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7" calcext:value-type="float">
            <text:p>1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8" calcext:value-type="float">
            <text:p>18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1" calcext:value-type="float">
            <text:p>1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3" calcext:value-type="float">
            <text:p>1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6" calcext:value-type="float">
            <text:p>19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8" calcext:value-type="float">
            <text:p>1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1" calcext:value-type="float">
            <text:p>2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3" calcext:value-type="float">
            <text:p>2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6" calcext:value-type="float">
            <text:p>2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7" calcext:value-type="float">
            <text:p>2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0" calcext:value-type="float">
            <text:p>2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4" calcext:value-type="float">
            <text:p>2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5" calcext:value-type="float">
            <text:p>2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8" calcext:value-type="float">
            <text:p>2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1" calcext:value-type="float">
            <text:p>2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5" calcext:value-type="float">
            <text:p>4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1" calcext:value-type="float">
            <text:p>50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2" calcext:value-type="float">
            <text:p>5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3" calcext:value-type="float">
            <text:p>5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4" calcext:value-type="float">
            <text:p>5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5" calcext:value-type="float">
            <text:p>50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7" calcext:value-type="float">
            <text:p>5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8" calcext:value-type="float">
            <text:p>5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9" calcext:value-type="float">
            <text:p>5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0" calcext:value-type="float">
            <text:p>5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1" calcext:value-type="float">
            <text:p>5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2" calcext:value-type="float">
            <text:p>5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3" calcext:value-type="float">
            <text:p>5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4" calcext:value-type="float">
            <text:p>5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5" calcext:value-type="float">
            <text:p>5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7" calcext:value-type="float">
            <text:p>5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8" calcext:value-type="float">
            <text:p>5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9" calcext:value-type="float">
            <text:p>5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0" calcext:value-type="float">
            <text:p>5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1" calcext:value-type="float">
            <text:p>5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2" calcext:value-type="float">
            <text:p>5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3" calcext:value-type="float">
            <text:p>5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4" calcext:value-type="float">
            <text:p>5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5" calcext:value-type="float">
            <text:p>5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6" calcext:value-type="float">
            <text:p>526</text:p>
          </table:table-cell>
          <table:table-cell office:value-type="float" office:value="2015" calcext:value-type="float">
            <text:p>2015</text:p>
          </table:table-cell>
        </table:table-row>
      </table:table>
      <table:table table:name="29. Distribuidora Guadalupe Copropiedad  " table:style-name="ta1">
        <table:table-column table:style-name="co8" table:number-columns-repeated="3" table:default-cell-style-name="ce6"/>
        <table:table-row table:style-name="ro2">
          <table:table-cell table:style-name="ce5" office:value-type="string" calcext:value-type="string">
            <text:p>Serie </text:p>
          </table:table-cell>
          <table:table-cell table:style-name="ce5" office:value-type="string" calcext:value-type="string">
            <text:p>Numero de <text:s/>Factura</text:p>
          </table:table-cell>
          <table:table-cell table:style-name="ce5" office:value-type="string" calcext:value-type="string">
            <text:p>Año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4" calcext:value-type="float">
            <text:p>3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5" calcext:value-type="float">
            <text:p>5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7" calcext:value-type="float">
            <text:p>5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8" calcext:value-type="float">
            <text:p>5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7" calcext:value-type="float">
            <text:p>6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8" calcext:value-type="float">
            <text:p>6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9" calcext:value-type="float">
            <text:p>6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5" calcext:value-type="float">
            <text:p>7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7" calcext:value-type="float">
            <text:p>7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8" calcext:value-type="float">
            <text:p>7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9" calcext:value-type="float">
            <text:p>7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1" calcext:value-type="float">
            <text:p>8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3" calcext:value-type="float">
            <text:p>8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4" calcext:value-type="float">
            <text:p>8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5" calcext:value-type="float">
            <text:p>8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2" calcext:value-type="float">
            <text:p>9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4" calcext:value-type="float">
            <text:p>9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1" calcext:value-type="float">
            <text:p>10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2" calcext:value-type="float">
            <text:p>10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3" calcext:value-type="float">
            <text:p>10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4" calcext:value-type="float">
            <text:p>10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5" calcext:value-type="float">
            <text:p>10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6" calcext:value-type="float">
            <text:p>10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8" calcext:value-type="float">
            <text:p>10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09" calcext:value-type="float">
            <text:p>10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0" calcext:value-type="float">
            <text:p>1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2" calcext:value-type="float">
            <text:p>1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4" calcext:value-type="float">
            <text:p>11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5" calcext:value-type="float">
            <text:p>11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7" calcext:value-type="float">
            <text:p>11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19" calcext:value-type="float">
            <text:p>11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2" calcext:value-type="float">
            <text:p>122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3" calcext:value-type="float">
            <text:p>123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4" calcext:value-type="float">
            <text:p>124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6" calcext:value-type="float">
            <text:p>126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7" calcext:value-type="float">
            <text:p>127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8" calcext:value-type="float">
            <text:p>128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29" calcext:value-type="float">
            <text:p>129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0" calcext:value-type="float">
            <text:p>130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1" calcext:value-type="float">
            <text:p>13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1" calcext:value-type="float">
            <text:p>1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2" calcext:value-type="float">
            <text:p>1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3" calcext:value-type="float">
            <text:p>1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5" calcext:value-type="float">
            <text:p>1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6" calcext:value-type="float">
            <text:p>1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8" calcext:value-type="float">
            <text:p>15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59" calcext:value-type="float">
            <text:p>1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1" calcext:value-type="float">
            <text:p>16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2" calcext:value-type="float">
            <text:p>16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3" calcext:value-type="float">
            <text:p>16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4" calcext:value-type="float">
            <text:p>16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6" calcext:value-type="float">
            <text:p>16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7" calcext:value-type="float">
            <text:p>16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8" calcext:value-type="float">
            <text:p>16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9" calcext:value-type="float">
            <text:p>16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1" calcext:value-type="float">
            <text:p>17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2" calcext:value-type="float">
            <text:p>17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3" calcext:value-type="float">
            <text:p>17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4" calcext:value-type="float">
            <text:p>17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5" calcext:value-type="float">
            <text:p>17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7" calcext:value-type="float">
            <text:p>17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79" calcext:value-type="float">
            <text:p>17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1" calcext:value-type="float">
            <text:p>18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2" calcext:value-type="float">
            <text:p>18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3" calcext:value-type="float">
            <text:p>18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4" calcext:value-type="float">
            <text:p>18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5" calcext:value-type="float">
            <text:p>18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6" calcext:value-type="float">
            <text:p>18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7" calcext:value-type="float">
            <text:p>18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8" calcext:value-type="float">
            <text:p>18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89" calcext:value-type="float">
            <text:p>18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0" calcext:value-type="float">
            <text:p>19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1" calcext:value-type="float">
            <text:p>19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3" calcext:value-type="float">
            <text:p>19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4" calcext:value-type="float">
            <text:p>19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5" calcext:value-type="float">
            <text:p>19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8" calcext:value-type="float">
            <text:p>19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99" calcext:value-type="float">
            <text:p>19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3" calcext:value-type="float">
            <text:p>20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6" calcext:value-type="float">
            <text:p>20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7" calcext:value-type="float">
            <text:p>20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8" calcext:value-type="float">
            <text:p>20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09" calcext:value-type="float">
            <text:p>20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0" calcext:value-type="float">
            <text:p>21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1" calcext:value-type="float">
            <text:p>21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3" calcext:value-type="float">
            <text:p>2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4" calcext:value-type="float">
            <text:p>21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5" calcext:value-type="float">
            <text:p>2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6" calcext:value-type="float">
            <text:p>21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7" calcext:value-type="float">
            <text:p>21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8" calcext:value-type="float">
            <text:p>21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9" calcext:value-type="float">
            <text:p>21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0" calcext:value-type="float">
            <text:p>22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1" calcext:value-type="float">
            <text:p>22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2" calcext:value-type="float">
            <text:p>22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4" calcext:value-type="float">
            <text:p>22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5" calcext:value-type="float">
            <text:p>22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6" calcext:value-type="float">
            <text:p>22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8" calcext:value-type="float">
            <text:p>22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29" calcext:value-type="float">
            <text:p>22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0" calcext:value-type="float">
            <text:p>23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1" calcext:value-type="float">
            <text:p>23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2" calcext:value-type="float">
            <text:p>23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3" calcext:value-type="float">
            <text:p>23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4" calcext:value-type="float">
            <text:p>23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5" calcext:value-type="float">
            <text:p>23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6" calcext:value-type="float">
            <text:p>23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7" calcext:value-type="float">
            <text:p>23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0" calcext:value-type="float">
            <text:p>24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2" calcext:value-type="float">
            <text:p>24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3" calcext:value-type="float">
            <text:p>24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4" calcext:value-type="float">
            <text:p>24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5" calcext:value-type="float">
            <text:p>2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6" calcext:value-type="float">
            <text:p>24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7" calcext:value-type="float">
            <text:p>24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8" calcext:value-type="float">
            <text:p>24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49" calcext:value-type="float">
            <text:p>24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1" calcext:value-type="float">
            <text:p>251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2" calcext:value-type="float">
            <text:p>252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3" calcext:value-type="float">
            <text:p>253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4" calcext:value-type="float">
            <text:p>254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5" calcext:value-type="float">
            <text:p>25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6" calcext:value-type="float">
            <text:p>256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7" calcext:value-type="float">
            <text:p>257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8" calcext:value-type="float">
            <text:p>25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59" calcext:value-type="float">
            <text:p>259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0" calcext:value-type="float">
            <text:p>26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63" calcext:value-type="float">
            <text:p>263</text:p>
          </table:table-cell>
          <table:table-cell office:value-type="float" office:value="2015" calcext:value-type="float">
            <text:p>2015</text:p>
          </table:table-cell>
        </table:table-row>
      </table:table>
      <table:named-expressions/>
      <table:database-ranges>
        <table:database-range table:name="__Anonymous_Sheet_DB__1" table:target-range-address="'2. Fredy Mateo de leon Calderon '.A1:'2. Fredy Mateo de leon Calderon '.C299">
          <table:sort>
            <table:sort-by table:field-number="0" table:data-type="automatic"/>
          </table:sort>
        </table:database-range>
        <table:database-range table:name="__Anonymous_Sheet_DB__2" table:target-range-address="'5. Prometalsa, S.A'.A2:'5. Prometalsa, S.A'.C13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'6. Aguila Reciclaje y Logistica S.A '.A2:'6. Aguila Reciclaje y Logistica S.A '.C633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9. Mariela Lisbeth Cante  '.A2:'9. Mariela Lisbeth Cante  '.C566" table:contains-header="false">
          <table:sort>
            <table:sort-by table:field-number="1" table:data-type="automatic"/>
          </table:sort>
        </table:database-range>
        <table:database-range table:name="__Anonymous_Sheet_DB__5" table:target-range-address="'19. Movimientos Terrestres, S. A  '.A2:'19. Movimientos Terrestres, S. A  '.C343" table:contains-header="false">
          <table:sort>
            <table:sort-by table:field-number="1" table:data-type="automatic"/>
          </table:sort>
        </table:database-range>
        <table:database-range table:name="__Anonymous_Sheet_DB__6" table:target-range-address="'20. Transportes y servicios Terrestres, S.A   '.A2:'20. Transportes y servicios Terrestres, S.A   '.C313" table:contains-header="false">
          <table:sort>
            <table:sort-by table:field-number="1" table:data-type="automatic"/>
          </table:sort>
        </table:database-range>
        <table:database-range table:name="__Anonymous_Sheet_DB__7" table:target-range-address="'21. Enriqueta del Carmen Lopez  '.A2:'21. Enriqueta del Carmen Lopez  '.C337" table:contains-header="false">
          <table:sort>
            <table:sort-by table:field-number="1" table:data-type="automatic"/>
          </table:sort>
        </table:database-range>
        <table:database-range table:name="__Anonymous_Sheet_DB__8" table:target-range-address="'22. Erwin Ronal Castellanos Pinelo  '.A4:'22. Erwin Ronal Castellanos Pinelo  '.C537" table:contains-header="false">
          <table:sort>
            <table:sort-by table:field-number="1" table:data-type="automatic"/>
          </table:sort>
        </table:database-range>
        <table:database-range table:name="__Anonymous_Sheet_DB__9" table:target-range-address="'23. Metales e Inversiones S.A  '.A2:'23. Metales e Inversiones S.A  '.C181" table:contains-header="false">
          <table:sort>
            <table:sort-by table:field-number="1" table:data-type="automatic"/>
          </table:sort>
        </table:database-range>
        <table:database-range table:name="__Anonymous_Sheet_DB__10" table:target-range-address="'26. Rosalba Magali Canahui  '.A2:'26. Rosalba Magali Canahui  '.C277" table:contains-header="false">
          <table:sort>
            <table:sort-by table:field-number="1" table:data-type="automatic"/>
          </table:sort>
        </table:database-range>
        <table:database-range table:name="__Anonymous_Sheet_DB__11" table:target-range-address="'27. Industrias de Metales El Estribo  '.A2:'27. Industrias de Metales El Estribo  '.C332" table:contains-header="false">
          <table:sort>
            <table:sort-by table:field-number="1" table:data-type="automatic"/>
          </table:sort>
        </table:database-range>
        <table:database-range table:name="__Anonymous_Sheet_DB__12" table:target-range-address="'28. Scrap, S.A  '.A2:'28. Scrap, S.A  '.C227" table:contains-header="false">
          <table:sort>
            <table:sort-by table:field-number="1" table:data-type="automatic"/>
          </table:sort>
        </table:database-range>
        <table:database-range table:name="__Anonymous_Sheet_DB__13" table:target-range-address="'29. Distribuidora Guadalupe Copropiedad  '.A2:'29. Distribuidora Guadalupe Copropiedad  '.C2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3">00/00/0000</text:date>, <text:time style:data-style-name="N2" text:time-value="07:10:13.452113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0:16:18.770448500</meta:creation-date>
    <dc:date>2025-09-23T09:14:21.525093900</dc:date>
    <meta:editing-duration>PT5H38M7S</meta:editing-duration>
    <meta:editing-cycles>36</meta:editing-cycles>
    <meta:generator>LibreOffice/25.8.1.1$Windows_X86_64 LibreOffice_project/54047653041915e595ad4e45cccea684809c77b5</meta:generator>
    <meta:document-statistic meta:table-count="14" meta:cell-count="13371" meta:object-count="0"/>
  </office:meta>
</office:document-meta>
</file>